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4043926.4580533" calcext:value-type="float">
            <text:p><text:s/>44,043,926 <text:s/></text:p>
          </table:table-cell>
          <table:table-cell table:style-name="ce42" office:value-type="float" office:value="5239277.11555556" calcext:value-type="float">
            <text:p><text:s/>5,239,277 <text:s/></text:p>
          </table:table-cell>
          <table:table-cell table:style-name="ce42" office:value-type="float" office:value="31156688.8424978" calcext:value-type="float">
            <text:p><text:s/>31,156,689 <text:s/></text:p>
          </table:table-cell>
          <table:table-cell table:style-name="ce42" office:value-type="float" office:value="235057.333333333" calcext:value-type="float">
            <text:p><text:s/>235,057 <text:s/></text:p>
          </table:table-cell>
          <table:table-cell table:style-name="ce42" office:value-type="float" office:value="7277032.38888889" calcext:value-type="float">
            <text:p><text:s/>7,277,0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70.777777778" calcext:value-type="float">
            <text:p><text:s/>135,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2242.2333333333" calcext:value-type="float">
            <text:p><text:s/>12,2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7.01111111111" calcext:value-type="float">
            <text:p><text:s/>1,5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95.2222222222" calcext:value-type="float">
            <text:p><text:s/>10,6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93744.539160563" calcext:value-type="float">
            <text:p><text:s/>293,745 <text:s/></text:p>
          </table:table-cell>
          <table:table-cell table:style-name="ce42" office:value-type="float" office:value="58022.548888889" calcext:value-type="float">
            <text:p><text:s/>58,023 <text:s/></text:p>
          </table:table-cell>
          <table:table-cell table:style-name="ce42" office:value-type="float" office:value="581294.265130124" calcext:value-type="float">
            <text:p><text:s/>581,294 <text:s/></text:p>
          </table:table-cell>
          <table:table-cell table:style-name="ce42" office:value-type="float" office:value="-7993.81111111112" calcext:value-type="float">
            <text:p><text:s/>-7,994 <text:s/></text:p>
          </table:table-cell>
          <table:table-cell table:style-name="ce42" office:value-type="float" office:value="-458381.352636228" calcext:value-type="float">
            <text:p><text:s/>-458,3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802.888888889" calcext:value-type="float">
            <text:p><text:s/>120,8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737939.6855594" calcext:value-type="float">
            <text:p><text:s/>43,737,940 <text:s/></text:p>
          </table:table-cell>
          <table:table-cell table:style-name="ce43" office:value-type="float" office:value="5181254.56666667" calcext:value-type="float">
            <text:p><text:s/>5,181,255 <text:s/></text:p>
          </table:table-cell>
          <table:table-cell table:style-name="ce43" office:value-type="float" office:value="30575394.5773677" calcext:value-type="float">
            <text:p><text:s/>30,575,395 <text:s/></text:p>
          </table:table-cell>
          <table:table-cell table:style-name="ce43" office:value-type="float" office:value="241504.133333333" calcext:value-type="float">
            <text:p><text:s/>241,504 <text:s/></text:p>
          </table:table-cell>
          <table:table-cell table:style-name="ce43" office:value-type="float" office:value="7735413.74152512" calcext:value-type="float">
            <text:p><text:s/>7,735,41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72.66666666666" calcext:value-type="float">
            <text:p><text:s/>4,37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78690.892701601" calcext:value-type="float">
            <text:p><text:s/>-178,691 <text:s/></text:p>
          </table:table-cell>
          <table:table-cell table:style-name="ce43" office:value-type="float" office:value="138297.953333333" calcext:value-type="float">
            <text:p><text:s/>138,298 <text:s/></text:p>
          </table:table-cell>
          <table:table-cell table:style-name="ce43" office:value-type="float" office:value="-189633.253774742" calcext:value-type="float">
            <text:p><text:s/>-189,633 <text:s/></text:p>
          </table:table-cell>
          <table:table-cell table:style-name="ce43" office:value-type="float" office:value="13819.7555555556" calcext:value-type="float">
            <text:p><text:s/>13,820 <text:s/></text:p>
          </table:table-cell>
          <table:table-cell table:style-name="ce43" office:value-type="float" office:value="231579.318850918" calcext:value-type="float">
            <text:p><text:s/>231,57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72754.666666667" calcext:value-type="float">
            <text:p><text:s/>-372,75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2572361.4213337" calcext:value-type="float">
            <text:p><text:s/>42,572,361 <text:s/></text:p>
          </table:table-cell>
          <table:table-cell table:style-name="ce42" office:value-type="float" office:value="5042956.61333333" calcext:value-type="float">
            <text:p><text:s/>5,042,957 <text:s/></text:p>
          </table:table-cell>
          <table:table-cell table:style-name="ce42" office:value-type="float" office:value="25386632.9151901" calcext:value-type="float">
            <text:p><text:s/>25,386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03834.4226742" calcext:value-type="float">
            <text:p><text:s/>7,503,8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1419.11111111" calcext:value-type="float">
            <text:p><text:s/>3,881,4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659548.94451333" calcext:value-type="float">
            <text:p><text:s/>6,659,549 <text:s/></text:p>
          </table:table-cell>
          <table:table-cell table:style-name="ce42" office:value-type="float" office:value="5042956.61333333" calcext:value-type="float">
            <text:p><text:s/>5,042,957 <text:s/></text:p>
          </table:table-cell>
          <table:table-cell table:style-name="ce42" office:value-type="float" office:value="1616592.33118" calcext:value-type="float">
            <text:p><text:s/>1,616,5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133847.59444444" calcext:value-type="float">
            <text:p><text:s/>5,133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2428.48333333" calcext:value-type="float">
            <text:p><text:s/>1,252,4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81419.11111111" calcext:value-type="float">
            <text:p><text:s/>3,881,4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643037.8981121" calcext:value-type="float">
            <text:p><text:s/>20,643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84695.6532157" calcext:value-type="float">
            <text:p><text:s/>13,384,6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58342.24489642" calcext:value-type="float">
            <text:p><text:s/>7,258,3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97864.426666667" calcext:value-type="float">
            <text:p><text:s/>697,8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7864.426666667" calcext:value-type="float">
            <text:p><text:s/>697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438062.55759706" calcext:value-type="float">
            <text:p><text:s/>9,438,06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435052.02079433" calcext:value-type="float">
            <text:p><text:s/>8,435,0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5492.177777778" calcext:value-type="float">
            <text:p><text:s/>245,49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885259.60677778" calcext:value-type="float">
            <text:p><text:s/>7,885,2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16235.44444444" calcext:value-type="float">
            <text:p><text:s/>4,416,2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885259.60677778" calcext:value-type="float">
            <text:p><text:s/>7,885,2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16235.44444444" calcext:value-type="float">
            <text:p><text:s/>4,416,2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37663.06533333" calcext:value-type="float">
            <text:p><text:s/>1,237,66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4208.105" calcext:value-type="float">
            <text:p><text:s/>614,20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23454.960333333" calcext:value-type="float">
            <text:p><text:s/>623,45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20046.251111111" calcext:value-type="float">
            <text:p><text:s/>120,04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59435.4444444445" calcext:value-type="float">
            <text:p><text:s/>59,43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871819.44726072" calcext:value-type="float">
            <text:p><text:s/>7,871,81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378394.91595234" calcext:value-type="float">
            <text:p><text:s/>5,378,395 <text:s/></text:p>
          </table:table-cell>
          <table:table-cell table:style-name="ce44" office:value-type="float" office:value="227684.377777778" calcext:value-type="float">
            <text:p><text:s/>227,68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52508.222222222" calcext:value-type="float">
            <text:p><text:s/>852,50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517896.69170516" calcext:value-type="float">
            <text:p><text:s/>7,517,8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378394.91595234" calcext:value-type="float">
            <text:p><text:s/>5,378,395 <text:s/></text:p>
          </table:table-cell>
          <table:table-cell table:style-name="ce44" office:value-type="float" office:value="192312.177777778" calcext:value-type="float">
            <text:p><text:s/>192,31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33957.666666667" calcext:value-type="float">
            <text:p><text:s/>533,95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517896.69170516" calcext:value-type="float">
            <text:p><text:s/>7,517,8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78394.91595234" calcext:value-type="float">
            <text:p><text:s/>5,378,395 <text:s/></text:p>
          </table:table-cell>
          <table:table-cell table:style-name="ce42" office:value-type="float" office:value="192312.177777778" calcext:value-type="float">
            <text:p><text:s/>192,3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957.666666667" calcext:value-type="float">
            <text:p><text:s/>533,9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8929.8944" calcext:value-type="float">
            <text:p><text:s/>48,9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929.8944" calcext:value-type="float">
            <text:p><text:s/>48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01983.888497778" calcext:value-type="float">
            <text:p><text:s/>501,9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1983.888497778" calcext:value-type="float">
            <text:p><text:s/>501,9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77583.106625382" calcext:value-type="float">
            <text:p><text:s/>577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7583.106625382" calcext:value-type="float">
            <text:p><text:s/>577,5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168473.2340089" calcext:value-type="float">
            <text:p><text:s/>2,168,4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2589.50067557" calcext:value-type="float">
            <text:p><text:s/>2,162,5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64874.26936407" calcext:value-type="float">
            <text:p><text:s/>1,464,8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4874.26936407" calcext:value-type="float">
            <text:p><text:s/>1,464,8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9414.7420864892" calcext:value-type="float">
            <text:p>( 89,41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9414.7420864892" calcext:value-type="float">
            <text:p>( 89,4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75459.52727758" calcext:value-type="float">
            <text:p>( 1,375,46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75459.52727758" calcext:value-type="float">
            <text:p>( 1,375,46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38571.769980255" calcext:value-type="float">
            <text:p><text:s/>538,5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8571.769980255" calcext:value-type="float">
            <text:p><text:s/>538,5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7884.30954458" calcext:value-type="float">
            <text:p><text:s/>157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884.30954458" calcext:value-type="float">
            <text:p><text:s/>157,8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7142.88512" calcext:value-type="float">
            <text:p><text:s/>7,14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59.15178666667" calcext:value-type="float">
            <text:p><text:s/>1,25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08" calcext:value-type="float">
            <text:p><text:s/>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8" calcext:value-type="float">
            <text:p><text:s/>6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658.95210666667" calcext:value-type="float">
            <text:p><text:s/>3,6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58.95210666667" calcext:value-type="float">
            <text:p><text:s/>3,6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20863.75509333" calcext:value-type="float">
            <text:p><text:s/>1,920,8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0863.75509333" calcext:value-type="float">
            <text:p><text:s/>1,920,8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19101.64622222" calcext:value-type="float">
            <text:p><text:s/>1,519,1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9101.64622222" calcext:value-type="float">
            <text:p><text:s/>1,519,1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401762.108871111" calcext:value-type="float">
            <text:p><text:s/>401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1762.108871111" calcext:value-type="float">
            <text:p><text:s/>401,7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135051.39025949" calcext:value-type="float">
            <text:p><text:s/>2,135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3.34784" calcext:value-type="float">
            <text:p><text:s/>1,433 <text:s/></text:p>
          </table:table-cell>
          <table:table-cell table:style-name="ce42" office:value-type="float" office:value="192312.177777778" calcext:value-type="float">
            <text:p><text:s/>192,3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957.666666667" calcext:value-type="float">
            <text:p><text:s/>533,9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133694.38289949" calcext:value-type="float">
            <text:p><text:s/>2,133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.34048" calcext:value-type="float">
            <text:p><text:s/>76 <text:s/></text:p>
          </table:table-cell>
          <table:table-cell table:style-name="ce42" office:value-type="float" office:value="192312.177777778" calcext:value-type="float">
            <text:p><text:s/>192,3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957.666666667" calcext:value-type="float">
            <text:p><text:s/>533,9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57.00736" calcext:value-type="float">
            <text:p><text:s/>1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7.00736" calcext:value-type="float">
            <text:p><text:s/>1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.4149333333333" calcext:value-type="float">
            <text:p><text:s/>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.4149333333333" calcext:value-type="float">
            <text:p><text:s/>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0722.055780279" calcext:value-type="float">
            <text:p><text:s/>160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722.055780279" calcext:value-type="float">
            <text:p><text:s/>160,7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53922.755555556" calcext:value-type="float">
            <text:p><text:s/>353,9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372.2" calcext:value-type="float">
            <text:p><text:s/>35,3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550.555555556" calcext:value-type="float">
            <text:p><text:s/>318,5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53922.755555556" calcext:value-type="float">
            <text:p><text:s/>353,9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372.2" calcext:value-type="float">
            <text:p><text:s/>35,3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550.555555556" calcext:value-type="float">
            <text:p><text:s/>318,5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1471539.510541" calcext:value-type="float">
            <text:p><text:s/>121,471,5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280612.9850192" calcext:value-type="float">
            <text:p><text:s/>87,280,6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127449.4863018" calcext:value-type="float">
            <text:p><text:s/>33,127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890661.036" calcext:value-type="float">
            <text:p><text:s/>86,890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264410.5496982" calcext:value-type="float">
            <text:p><text:s/>56,264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26250.4863018" calcext:value-type="float">
            <text:p><text:s/>30,626,2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152782.069633" calcext:value-type="float">
            <text:p><text:s/>2,152,7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2782.069633" calcext:value-type="float">
            <text:p><text:s/>2,152,7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2428096.404908" calcext:value-type="float">
            <text:p><text:s/>32,428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63420.365688" calcext:value-type="float">
            <text:p><text:s/>28,863,4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199" calcext:value-type="float">
            <text:p><text:s/>2,501,1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952546.521768" calcext:value-type="float">
            <text:p><text:s/>21,952,5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51753.521768" calcext:value-type="float">
            <text:p><text:s/>19,751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0793" calcext:value-type="float">
            <text:p><text:s/>2,200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952546.521768" calcext:value-type="float">
            <text:p><text:s/>21,952,54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751753.521768" calcext:value-type="float">
            <text:p><text:s/>19,751,7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200793" calcext:value-type="float">
            <text:p><text:s/>2,200,7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5055.8489407197" calcext:value-type="float">
            <text:p><text:s/>55,056 <text:s/></text:p>
          </table:table-cell>
          <table:table-cell table:style-name="ce41" office:value-type="float" office:value="10513" calcext:value-type="float">
            <text:p><text:s/>10,513 <text:s/></text:p>
          </table:table-cell>
          <table:table-cell table:style-name="ce41" office:value-type="float" office:value="44542.8489407197" calcext:value-type="float">
            <text:p><text:s/>44,54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278618.0627714" calcext:value-type="float">
            <text:p><text:s/>68,278,618 <text:s/></text:p>
          </table:table-cell>
          <table:table-cell table:style-name="ce42" office:value-type="float" office:value="48582397" calcext:value-type="float">
            <text:p><text:s/>48,582,3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0966.555" calcext:value-type="float">
            <text:p><text:s/>420,9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6276.44588" calcext:value-type="float">
            <text:p><text:s/>1,536,2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00652.3421314" calcext:value-type="float">
            <text:p><text:s/>19,500,6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167.42651" calcext:value-type="float">
            <text:p><text:s/>119,1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9957.73333333" calcext:value-type="float">
            <text:p><text:s/>1,359,9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4643.55555556" calcext:value-type="float">
            <text:p><text:s/>2,444,6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579866.92500556" calcext:value-type="float">
            <text:p><text:s/>-1,579,867 <text:s/></text:p>
          </table:table-cell>
          <table:table-cell table:style-name="ce42" office:value-type="float" office:value="-532293" calcext:value-type="float">
            <text:p><text:s/>-532,2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0.000000000001371" calcext:value-type="float">
            <text:p><text:s/>-0 <text:s/></text:p>
          </table:table-cell>
          <table:table-cell table:style-name="ce42" office:value-type="float" office:value="-129656.37953" calcext:value-type="float">
            <text:p><text:s/>-129,6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608287.2056974" calcext:value-type="float">
            <text:p><text:s/>46,608,287 <text:s/></text:p>
          </table:table-cell>
          <table:table-cell table:style-name="ce43" office:value-type="float" office:value="49125203" calcext:value-type="float">
            <text:p><text:s/>49,125,203 <text:s/></text:p>
          </table:table-cell>
          <table:table-cell table:style-name="ce43" office:value-type="float" office:value="44542.8489407197" calcext:value-type="float">
            <text:p><text:s/>44,543 <text:s/></text:p>
          </table:table-cell>
          <table:table-cell table:style-name="ce43" office:value-type="float" office:value="420966.555" calcext:value-type="float">
            <text:p><text:s/>420,967 <text:s/></text:p>
          </table:table-cell>
          <table:table-cell table:style-name="ce43" office:value-type="float" office:value="0.000000000001371" calcext:value-type="float">
            <text:p><text:s/>0 <text:s/></text:p>
          </table:table-cell>
          <table:table-cell table:style-name="ce43" office:value-type="float" office:value="1546765.3989" calcext:value-type="float">
            <text:p><text:s/>1,546,7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02813.39909889" calcext:value-type="float">
            <text:p><text:s/>6,802,8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0207.21021" calcext:value-type="float">
            <text:p><text:s/>240,2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36666" calcext:value-type="float">
            <text:p><text:s/>-0 <text:s/></text:p>
          </table:table-cell>
          <table:table-cell table:style-name="ce43" office:value-type="float" office:value="-0.00000000001146" calcext:value-type="float">
            <text:p><text:s/>-0 <text:s/></text:p>
          </table:table-cell>
          <table:table-cell table:style-name="ce43" office:value-type="float" office:value="0.000000000000506" calcext:value-type="float">
            <text:p><text:s/>0 <text:s/></text:p>
          </table:table-cell>
          <table:table-cell table:style-name="ce43" office:value-type="float" office:value="-279750.599763511" calcext:value-type="float">
            <text:p><text:s/>-279,751 <text:s/></text:p>
          </table:table-cell>
          <table:table-cell table:style-name="ce43" office:value-type="float" office:value="-49758" calcext:value-type="float">
            <text:p><text:s/>-49,75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83116.0961390655" calcext:value-type="float">
            <text:p><text:s/>-83,1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36899.866486215" calcext:value-type="float">
            <text:p><text:s/>236,900 <text:s/></text:p>
          </table:table-cell>
          <table:table-cell table:style-name="ce42" office:value-type="float" office:value="429922.361272632" calcext:value-type="float">
            <text:p><text:s/>429,922 <text:s/></text:p>
          </table:table-cell>
          <table:table-cell table:style-name="ce42" office:value-type="float" office:value="90696.1312661115" calcext:value-type="float">
            <text:p><text:s/>90,696 <text:s/></text:p>
          </table:table-cell>
          <table:table-cell table:style-name="ce42" office:value-type="float" office:value="51450275.5972823" calcext:value-type="float">
            <text:p><text:s/>51,450,276 <text:s/></text:p>
          </table:table-cell>
          <table:table-cell table:style-name="ce42" office:value-type="float" office:value="49174961" calcext:value-type="float">
            <text:p><text:s/>49,174,961 <text:s/></text:p>
          </table:table-cell>
          <table:table-cell table:style-name="ce42" office:value-type="float" office:value="44542.8489407197" calcext:value-type="float">
            <text:p><text:s/>44,543 <text:s/></text:p>
          </table:table-cell>
          <table:table-cell table:style-name="ce42" office:value-type="float" office:value="420966.555" calcext:value-type="float">
            <text:p><text:s/>420,967 <text:s/></text:p>
          </table:table-cell>
          <table:table-cell table:style-name="ce42" office:value-type="float" office:value="15096.8868114973" calcext:value-type="float">
            <text:p><text:s/>15,0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40470.4039407" calcext:value-type="float">
            <text:p><text:s/>49,640,470 <text:s/></text:p>
          </table:table-cell>
          <table:table-cell table:style-name="ce42" office:value-type="float" office:value="49174961" calcext:value-type="float">
            <text:p><text:s/>49,174,961 <text:s/></text:p>
          </table:table-cell>
          <table:table-cell table:style-name="ce42" office:value-type="float" office:value="44542.8489407197" calcext:value-type="float">
            <text:p><text:s/>44,543 <text:s/></text:p>
          </table:table-cell>
          <table:table-cell table:style-name="ce42" office:value-type="float" office:value="420966.555" calcext:value-type="float">
            <text:p><text:s/>420,9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24282.13333333" calcext:value-type="float">
            <text:p><text:s/>1,424,2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0.26666666667" calcext:value-type="float">
            <text:p><text:s/>3,9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6899.866486215" calcext:value-type="float">
            <text:p><text:s/>236,900 <text:s/></text:p>
          </table:table-cell>
          <table:table-cell table:style-name="ce43" office:value-type="float" office:value="429922.361272632" calcext:value-type="float">
            <text:p><text:s/>429,922 <text:s/></text:p>
          </table:table-cell>
          <table:table-cell table:style-name="ce43" office:value-type="float" office:value="90696.1312661115" calcext:value-type="float">
            <text:p><text:s/>90,696 <text:s/></text:p>
          </table:table-cell>
          <table:table-cell table:style-name="ce43" office:value-type="float" office:value="381582.793341548" calcext:value-type="float">
            <text:p><text:s/>381,58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096.8868114973" calcext:value-type="float">
            <text:p><text:s/>15,09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21783.06666667" calcext:value-type="float">
            <text:p><text:s/>1,421,783 <text:s/></text:p>
          </table:table-cell>
          <table:table-cell table:style-name="ce42" office:value-type="float" office:value="1782441.79866667" calcext:value-type="float">
            <text:p><text:s/>1,782,442 <text:s/></text:p>
          </table:table-cell>
          <table:table-cell table:style-name="ce42" office:value-type="float" office:value="264799.297" calcext:value-type="float">
            <text:p><text:s/>264,799 <text:s/></text:p>
          </table:table-cell>
          <table:table-cell table:style-name="ce42" office:value-type="float" office:value="57232355.9003982" calcext:value-type="float">
            <text:p><text:s/>57,232,3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5313.75971156" calcext:value-type="float">
            <text:p><text:s/>1,625,314 <text:s/></text:p>
          </table:table-cell>
          <table:table-cell table:style-name="ce42" office:value-type="float" office:value="1981465.89016" calcext:value-type="float">
            <text:p><text:s/>1,981,46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21783.06666667" calcext:value-type="float">
            <text:p><text:s/>1,421,783 <text:s/></text:p>
          </table:table-cell>
          <table:table-cell table:style-name="ce42" office:value-type="float" office:value="1782441.79866667" calcext:value-type="float">
            <text:p><text:s/>1,782,442 <text:s/></text:p>
          </table:table-cell>
          <table:table-cell table:style-name="ce42" office:value-type="float" office:value="264799.297" calcext:value-type="float">
            <text:p><text:s/>264,799 <text:s/></text:p>
          </table:table-cell>
          <table:table-cell table:style-name="ce42" office:value-type="float" office:value="52056263.3988142" calcext:value-type="float">
            <text:p><text:s/>52,056,2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25313.75971156" calcext:value-type="float">
            <text:p><text:s/>1,625,314 <text:s/></text:p>
          </table:table-cell>
          <table:table-cell table:style-name="ce42" office:value-type="float" office:value="1778573.536576" calcext:value-type="float">
            <text:p><text:s/>1,778,5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76092.501584" calcext:value-type="float">
            <text:p><text:s/>5,176,09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02892.353584" calcext:value-type="float">
            <text:p><text:s/>202,8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6479.666666667" calcext:value-type="float">
            <text:p><text:s/>216,480 <text:s/></text:p>
          </table:table-cell>
          <table:table-cell table:style-name="ce42" office:value-type="float" office:value="950987.912" calcext:value-type="float">
            <text:p><text:s/>950,988 <text:s/></text:p>
          </table:table-cell>
          <table:table-cell table:style-name="ce42" office:value-type="float" office:value="70195.4866666667" calcext:value-type="float">
            <text:p><text:s/>70,195 <text:s/></text:p>
          </table:table-cell>
          <table:table-cell table:style-name="ce42" office:value-type="float" office:value="2501553.23829102" calcext:value-type="float">
            <text:p><text:s/>2,501,5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0086.75008865" calcext:value-type="float">
            <text:p><text:s/>1,610,087 <text:s/></text:p>
          </table:table-cell>
          <table:table-cell table:style-name="ce42" office:value-type="float" office:value="69623.9273551233" calcext:value-type="float">
            <text:p><text:s/>69,6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5.73333333333" calcext:value-type="float">
            <text:p><text:s/>2,5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0953.666666667" calcext:value-type="float">
            <text:p><text:s/>200,954 <text:s/></text:p>
          </table:table-cell>
          <table:table-cell table:style-name="ce42" office:value-type="float" office:value="343089.271" calcext:value-type="float">
            <text:p><text:s/>343,089 <text:s/></text:p>
          </table:table-cell>
          <table:table-cell table:style-name="ce42" office:value-type="float" office:value="70165.1673333333" calcext:value-type="float">
            <text:p><text:s/>70,165 <text:s/></text:p>
          </table:table-cell>
          <table:table-cell table:style-name="ce42" office:value-type="float" office:value="21942.4" calcext:value-type="float">
            <text:p><text:s/>21,9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5526" calcext:value-type="float">
            <text:p><text:s/>15,526 <text:s/></text:p>
          </table:table-cell>
          <table:table-cell table:style-name="ce42" office:value-type="float" office:value="607898.641" calcext:value-type="float">
            <text:p><text:s/>607,899 <text:s/></text:p>
          </table:table-cell>
          <table:table-cell table:style-name="ce42" office:value-type="float" office:value="30.3193333333333" calcext:value-type="float">
            <text:p><text:s/>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3931.4428059" calcext:value-type="float">
            <text:p><text:s/>2,473,9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0086.75008865" calcext:value-type="float">
            <text:p><text:s/>1,610,087 <text:s/></text:p>
          </table:table-cell>
          <table:table-cell table:style-name="ce42" office:value-type="float" office:value="68462.33187" calcext:value-type="float">
            <text:p><text:s/>68,4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8.8" calcext:value-type="float">
            <text:p><text:s/>1,7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00.99548512329" calcext:value-type="float">
            <text:p><text:s/>1,30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61.59548512329" calcext:value-type="float">
            <text:p><text:s/>1,16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029.26666666667" calcext:value-type="float">
            <text:p><text:s/>5,029 <text:s/></text:p>
          </table:table-cell>
          <table:table-cell table:style-name="ce44" office:value-type="float" office:value="27673.632" calcext:value-type="float">
            <text:p><text:s/>27,674 <text:s/></text:p>
          </table:table-cell>
          <table:table-cell table:style-name="ce44" office:value-type="float" office:value="27907.908" calcext:value-type="float">
            <text:p><text:s/>27,90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63374.266847118" calcext:value-type="float">
            <text:p><text:s/>963,374 <text:s/></text:p>
          </table:table-cell>
          <table:table-cell table:style-name="ce44" office:value-type="float" office:value="373857.893394034" calcext:value-type="float">
            <text:p><text:s/>373,858 <text:s/></text:p>
          </table:table-cell>
          <table:table-cell table:style-name="ce44" office:value-type="float" office:value="75999.7710672218" calcext:value-type="float">
            <text:p><text:s/>76,000 <text:s/></text:p>
          </table:table-cell>
          <table:table-cell table:style-name="ce44" office:value-type="float" office:value="43365751.4711869" calcext:value-type="float">
            <text:p><text:s/>43,365,75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0.122811410963" calcext:value-type="float">
            <text:p><text:s/>130 <text:s/></text:p>
          </table:table-cell>
          <table:table-cell table:style-name="ce44" office:value-type="float" office:value="3301516.24763394" calcext:value-type="float">
            <text:p><text:s/>3,301,51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63374.266847118" calcext:value-type="float">
            <text:p><text:s/>963,374 <text:s/></text:p>
          </table:table-cell>
          <table:table-cell table:style-name="ce44" office:value-type="float" office:value="373857.893394034" calcext:value-type="float">
            <text:p><text:s/>373,858 <text:s/></text:p>
          </table:table-cell>
          <table:table-cell table:style-name="ce44" office:value-type="float" office:value="75999.7710672218" calcext:value-type="float">
            <text:p><text:s/>76,000 <text:s/></text:p>
          </table:table-cell>
          <table:table-cell table:style-name="ce44" office:value-type="float" office:value="18789856.7346336" calcext:value-type="float">
            <text:p><text:s/>18,789,85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0.122811410963" calcext:value-type="float">
            <text:p><text:s/>130 <text:s/></text:p>
          </table:table-cell>
          <table:table-cell table:style-name="ce44" office:value-type="float" office:value="1735698.91068394" calcext:value-type="float">
            <text:p><text:s/>1,735,6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963374.266847118" calcext:value-type="float">
            <text:p><text:s/>963,374 <text:s/></text:p>
          </table:table-cell>
          <table:table-cell table:style-name="ce42" office:value-type="float" office:value="373857.893394034" calcext:value-type="float">
            <text:p><text:s/>373,858 <text:s/></text:p>
          </table:table-cell>
          <table:table-cell table:style-name="ce42" office:value-type="float" office:value="75999.7710672218" calcext:value-type="float">
            <text:p><text:s/>76,000 <text:s/></text:p>
          </table:table-cell>
          <table:table-cell table:style-name="ce42" office:value-type="float" office:value="3147424.66763188" calcext:value-type="float">
            <text:p><text:s/>3,147,4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122811410963" calcext:value-type="float">
            <text:p><text:s/>130 <text:s/></text:p>
          </table:table-cell>
          <table:table-cell table:style-name="ce42" office:value-type="float" office:value="338549.52146" calcext:value-type="float">
            <text:p><text:s/>338,5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764.38478" calcext:value-type="float">
            <text:p><text:s/>39,7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1.38478" calcext:value-type="float">
            <text:p><text:s/>3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476.132446443" calcext:value-type="float">
            <text:p><text:s/>249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04.4096" calcext:value-type="float">
            <text:p><text:s/>6,0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188.77089" calcext:value-type="float">
            <text:p><text:s/>367,1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7.57089" calcext:value-type="float">
            <text:p><text:s/>9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96.3188166667" calcext:value-type="float">
            <text:p><text:s/>22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0.85215" calcext:value-type="float">
            <text:p><text:s/>2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65.10907666667" calcext:value-type="float">
            <text:p><text:s/>8,3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.24241" calcext:value-type="float">
            <text:p><text:s/>1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545.489409017" calcext:value-type="float">
            <text:p><text:s/>106,5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80.61929" calcext:value-type="float">
            <text:p><text:s/>2,1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7.46369666667" calcext:value-type="float">
            <text:p><text:s/>3,6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5.79703" calcext:value-type="float">
            <text:p><text:s/>2,6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883.73333333333" calcext:value-type="float">
            <text:p><text:s/>5,8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2699.63337084" calcext:value-type="float">
            <text:p><text:s/>1,072,7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122811410963" calcext:value-type="float">
            <text:p><text:s/>130 <text:s/></text:p>
          </table:table-cell>
          <table:table-cell table:style-name="ce42" office:value-type="float" office:value="180405.70308" calcext:value-type="float">
            <text:p><text:s/>180,4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7412.260958848" calcext:value-type="float">
            <text:p><text:s/>777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347.31418" calcext:value-type="float">
            <text:p><text:s/>58,3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55921.518902411" calcext:value-type="float">
            <text:p>( 655,92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8347.31418" calcext:value-type="float">
            <text:p>( 58,34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1073.675389771" calcext:value-type="float">
            <text:p>( 121,07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17.066666666667" calcext:value-type="float">
            <text:p>( 41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236.487732307" calcext:value-type="float">
            <text:p><text:s/>125,2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122811410963" calcext:value-type="float">
            <text:p><text:s/>1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64.2291130205" calcext:value-type="float">
            <text:p><text:s/>42,5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883.73333333333" calcext:value-type="float">
            <text:p><text:s/>5,88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7486.655566667" calcext:value-type="float">
            <text:p><text:s/>127,48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22058.3889" calcext:value-type="float">
            <text:p><text:s/>122,0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731.653773333" calcext:value-type="float">
            <text:p><text:s/>104,7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79.12044" calcext:value-type="float">
            <text:p><text:s/>3,1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143.2884566667" calcext:value-type="float">
            <text:p><text:s/>53,1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85.82179" calcext:value-type="float">
            <text:p><text:s/>3,18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1442.6068566667" calcext:value-type="float">
            <text:p><text:s/>81,44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759.14019" calcext:value-type="float">
            <text:p><text:s/>5,7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899.944026667" calcext:value-type="float">
            <text:p><text:s/>277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30.67736" calcext:value-type="float">
            <text:p><text:s/>7,7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57.6" calcext:value-type="float">
            <text:p><text:s/>49,7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142.344026667" calcext:value-type="float">
            <text:p><text:s/>228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30.67736" calcext:value-type="float">
            <text:p><text:s/>7,7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601.69042666667" calcext:value-type="float">
            <text:p>( 5,60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479.02376" calcext:value-type="float">
            <text:p>( 5,47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166.7915" calcext:value-type="float">
            <text:p>( 3,16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943.3915" calcext:value-type="float">
            <text:p>( 1,9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957490.533513785" calcext:value-type="float">
            <text:p><text:s/>957,491 <text:s/></text:p>
          </table:table-cell>
          <table:table-cell table:style-name="ce42" office:value-type="float" office:value="373857.893394034" calcext:value-type="float">
            <text:p><text:s/>373,858 <text:s/></text:p>
          </table:table-cell>
          <table:table-cell table:style-name="ce42" office:value-type="float" office:value="75999.7710672218" calcext:value-type="float">
            <text:p><text:s/>76,000 <text:s/></text:p>
          </table:table-cell>
          <table:table-cell table:style-name="ce42" office:value-type="float" office:value="373256.24048" calcext:value-type="float">
            <text:p><text:s/>373,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991.78448" calcext:value-type="float">
            <text:p><text:s/>17,9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57490.533513785" calcext:value-type="float">
            <text:p><text:s/>957,491 <text:s/></text:p>
          </table:table-cell>
          <table:table-cell table:style-name="ce42" office:value-type="float" office:value="373857.893394034" calcext:value-type="float">
            <text:p><text:s/>373,858 <text:s/></text:p>
          </table:table-cell>
          <table:table-cell table:style-name="ce42" office:value-type="float" office:value="75999.7710672218" calcext:value-type="float">
            <text:p><text:s/>76,000 <text:s/></text:p>
          </table:table-cell>
          <table:table-cell table:style-name="ce42" office:value-type="float" office:value="314203.170933333" calcext:value-type="float">
            <text:p><text:s/>314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29.3816" calcext:value-type="float">
            <text:p><text:s/>10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053.0695466667" calcext:value-type="float">
            <text:p><text:s/>59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62.40288" calcext:value-type="float">
            <text:p><text:s/>7,1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205.09765" calcext:value-type="float">
            <text:p>( 7,20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52.29765" calcext:value-type="float">
            <text:p>( 4,95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964.1869688889" calcext:value-type="float">
            <text:p><text:s/>68,9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60.19808" calcext:value-type="float">
            <text:p><text:s/>4,16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195.28687666667" calcext:value-type="float">
            <text:p><text:s/>9,19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79.42021" calcext:value-type="float">
            <text:p><text:s/>2,9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122.54441" calcext:value-type="float">
            <text:p><text:s/>71,1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95.94441" calcext:value-type="float">
            <text:p><text:s/>3,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066.87723" calcext:value-type="float">
            <text:p><text:s/>35,0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35.07723" calcext:value-type="float">
            <text:p><text:s/>7,0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894.2129866667" calcext:value-type="float">
            <text:p><text:s/>94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922.34632" calcext:value-type="float">
            <text:p><text:s/>83,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2.226666694667" calcext:value-type="float">
            <text:p><text:s/>8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00.61172" calcext:value-type="float">
            <text:p><text:s/>72,4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2.41172" calcext:value-type="float">
            <text:p><text:s/>85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531.6846933333" calcext:value-type="float">
            <text:p><text:s/>34,5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84029.3538489" calcext:value-type="float">
            <text:p><text:s/>12,884,0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390.5394711111" calcext:value-type="float">
            <text:p><text:s/>90,3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956.4444444444" calcext:value-type="float">
            <text:p><text:s/>87,9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99995.1760711" calcext:value-type="float">
            <text:p><text:s/>12,599,9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390.5394711111" calcext:value-type="float">
            <text:p><text:s/>90,3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72" calcext:value-type="float">
            <text:p><text:s/>30,0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005.733333333" calcext:value-type="float">
            <text:p><text:s/>166,0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136.575736667" calcext:value-type="float">
            <text:p><text:s/>462,1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937.90907" calcext:value-type="float">
            <text:p><text:s/>99,9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14567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2198.666666667" calcext:value-type="float">
            <text:p><text:s/>362,19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010.28050995" calcext:value-type="float">
            <text:p><text:s/>1,058,0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474.847176621" calcext:value-type="float">
            <text:p><text:s/>68,4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958.551973288" calcext:value-type="float">
            <text:p><text:s/>482,9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366.285306621" calcext:value-type="float">
            <text:p><text:s/>68,3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07.06666666667" calcext:value-type="float">
            <text:p><text:s/>8,4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95.4666666667" calcext:value-type="float">
            <text:p><text:s/>13,2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19.7333333333" calcext:value-type="float">
            <text:p><text:s/>10,5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0.46666666667" calcext:value-type="float">
            <text:p><text:s/>5,5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528.211111111" calcext:value-type="float">
            <text:p><text:s/>388,5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8720.784092222" calcext:value-type="float">
            <text:p><text:s/>148,72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8.56187" calcext:value-type="float">
            <text:p><text:s/>10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38255.85690621" calcext:value-type="float">
            <text:p><text:s/>1,238,25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38255.85690621" calcext:value-type="float">
            <text:p><text:s/>1,238,2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75894.7365533" calcext:value-type="float">
            <text:p><text:s/>24,575,8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5817.33695" calcext:value-type="float">
            <text:p><text:s/>1,565,8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75894.7365533" calcext:value-type="float">
            <text:p><text:s/>24,575,8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5817.33695" calcext:value-type="float">
            <text:p><text:s/>1,565,8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807150.2702833" calcext:value-type="float">
            <text:p>( 20,807,1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565817.33695" calcext:value-type="float">
            <text:p>( 1,565,81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2704.038983" calcext:value-type="float">
            <text:p><text:s/>382,704 <text:s/></text:p>
          </table:table-cell>
          <table:table-cell table:style-name="ce42" office:value-type="float" office:value="597116.455112" calcext:value-type="float">
            <text:p><text:s/>597,116 <text:s/></text:p>
          </table:table-cell>
          <table:table-cell table:style-name="ce42" office:value-type="float" office:value="83656.545125" calcext:value-type="float">
            <text:p><text:s/>83,657 <text:s/></text:p>
          </table:table-cell>
          <table:table-cell table:style-name="ce42" office:value-type="float" office:value="6798645.022345" calcext:value-type="float">
            <text:p><text:s/>6,798,6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32.421201" calcext:value-type="float">
            <text:p><text:s/>75,0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75254.669" calcext:value-type="float">
            <text:p><text:s/>5,275,2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39.661665" calcext:value-type="float">
            <text:p><text:s/>11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82704.038983" calcext:value-type="float">
            <text:p><text:s/>382,704 <text:s/></text:p>
          </table:table-cell>
          <table:table-cell table:style-name="ce42" office:value-type="float" office:value="597116.455112" calcext:value-type="float">
            <text:p><text:s/>597,116 <text:s/></text:p>
          </table:table-cell>
          <table:table-cell table:style-name="ce42" office:value-type="float" office:value="83656.545125" calcext:value-type="float">
            <text:p><text:s/>83,657 <text:s/></text:p>
          </table:table-cell>
          <table:table-cell table:style-name="ce42" office:value-type="float" office:value="1511550.69168" calcext:value-type="float">
            <text:p><text:s/>1,511,5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32.421201" calcext:value-type="float">
            <text:p><text:s/>75,0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8259.565232" calcext:value-type="float">
            <text:p><text:s/>808,2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08259.565232" calcext:value-type="float">
            <text:p><text:s/>808,26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09912.4666667" calcext:value-type="float">
            <text:p><text:s/>13,909,9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25708" calcext:value-type="float">
            <text:p><text:s/>4,725,7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4150.22222222" calcext:value-type="float">
            <text:p><text:s/>1,404,1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444643.55555556" calcext:value-type="float">
            <text:p><text:s/>2,444,6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28561.333333333" calcext:value-type="float">
            <text:p><text:s/>-128,561 <text:s/></text:p>
          </table:table-cell>
          <table:table-cell table:number-columns-repeated="2" table:style-name="ce42" office:value-type="float" office:value="34796.4066666668" calcext:value-type="float">
            <text:p><text:s/>34,7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168" calcext:value-type="float">
            <text:p><text:s/>53,168 <text:s/></text:p>
          </table:table-cell>
          <table:table-cell table:style-name="ce42" office:value-type="float" office:value="-3890.16666666667" calcext:value-type="float">
            <text:p><text:s/>-3,8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038473.8" calcext:value-type="float">
            <text:p><text:s/>14,038,474 <text:s/></text:p>
          </table:table-cell>
          <table:table-cell table:number-columns-repeated="2" table:style-name="ce43" office:value-type="float" office:value="-4760504.40666667" calcext:value-type="float">
            <text:p><text:s/>-4,760,50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901961.77777778" calcext:value-type="float">
            <text:p><text:s/>-3,901,962 <text:s/></text:p>
          </table:table-cell>
          <table:table-cell table:style-name="ce43" office:value-type="float" office:value="3890.16666666667" calcext:value-type="float">
            <text:p><text:s/>3,8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1956.93333333" calcext:value-type="float">
            <text:p><text:s/>4,161,957 <text:s/></text:p>
          </table:table-cell>
          <table:table-cell table:number-columns-repeated="2" table:style-name="ce42" office:value-type="float" office:value="108119.266666667" calcext:value-type="float">
            <text:p><text:s/>108,1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61.7777777778" calcext:value-type="float">
            <text:p><text:s/>20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7801.73333333295" calcext:value-type="float">
            <text:p><text:s/>-7,802 <text:s/></text:p>
          </table:table-cell>
          <table:table-cell table:style-name="ce43" office:value-type="float" office:value="-88183.4200000002" calcext:value-type="float">
            <text:p><text:s/>-88,183 <text:s/></text:p>
          </table:table-cell>
          <table:table-cell table:style-name="ce43" office:value-type="float" office:value="-88183.4200000001" calcext:value-type="float">
            <text:p><text:s/>-88,18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8996.444444444" calcext:value-type="float">
            <text:p><text:s/>128,996 <text:s/></text:p>
          </table:table-cell>
          <table:table-cell table:style-name="ce43" office:value-type="float" office:value="-30.2222222222221" calcext:value-type="float">
            <text:p><text:s/>-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7014.33333333" calcext:value-type="float">
            <text:p><text:s/>9,357,014 <text:s/></text:p>
          </table:table-cell>
          <table:table-cell table:number-columns-repeated="2" table:style-name="ce42" office:value-type="float" office:value="13278785.52" calcext:value-type="float">
            <text:p><text:s/>13,278,7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9886.22222222" calcext:value-type="float">
            <text:p><text:s/>4,299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57014.33333333" calcext:value-type="float">
            <text:p><text:s/>9,357,014 <text:s/></text:p>
          </table:table-cell>
          <table:table-cell table:number-columns-repeated="2" table:style-name="ce42" office:value-type="float" office:value="8589141.916" calcext:value-type="float">
            <text:p><text:s/>8,589,1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9886.22222222" calcext:value-type="float">
            <text:p><text:s/>4,299,8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689643.604" calcext:value-type="float">
            <text:p><text:s/>4,689,6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93.73333333333" calcext:value-type="float">
            <text:p><text:s/>3,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88.46666666667" calcext:value-type="float">
            <text:p><text:s/>1,8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88.8" calcext:value-type="float">
            <text:p><text:s/>1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6.4666666666667" calcext:value-type="float">
            <text:p><text:s/>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241332.9333333" calcext:value-type="float">
            <text:p><text:s/>19,241,333 <text:s/></text:p>
          </table:table-cell>
          <table:table-cell table:number-columns-repeated="2" table:style-name="ce44" office:value-type="float" office:value="8494651.53333333" calcext:value-type="float">
            <text:p><text:s/>8,494,65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8166.222222222" calcext:value-type="float">
            <text:p><text:s/>248,166 <text:s/></text:p>
          </table:table-cell>
          <table:table-cell table:style-name="ce44" office:value-type="float" office:value="3917.55555555556" calcext:value-type="float">
            <text:p><text:s/>3,91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494651.53333333" calcext:value-type="float">
            <text:p><text:s/>8,494,65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8166.222222222" calcext:value-type="float">
            <text:p><text:s/>248,166 <text:s/></text:p>
          </table:table-cell>
          <table:table-cell table:style-name="ce44" office:value-type="float" office:value="3917.55555555556" calcext:value-type="float">
            <text:p><text:s/>3,9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139.46666666667" calcext:value-type="float">
            <text:p><text:s/>6,1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0.44444444444" calcext:value-type="float">
            <text:p><text:s/>1,340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.8666666666667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9.066666666667" calcext:value-type="float">
            <text:p><text:s/>4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73333333333333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9.2" calcext:value-type="float">
            <text:p><text:s/>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1.1111111111111" calcext:value-type="float">
            <text:p><text:s/>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1.1111111111111" calcext:value-type="float">
            <text:p><text:s/>3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.6" calcext:value-type="float">
            <text:p><text:s/>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9.33333333333" calcext:value-type="float">
            <text:p><text:s/>1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2.2" calcext:value-type="float">
            <text:p><text:s/>1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2.666666666667" calcext:value-type="float">
            <text:p><text:s/>1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53333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9.53333333333333" calcext:value-type="float">
            <text:p>( 1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0.533333333333" calcext:value-type="float">
            <text:p><text:s/>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2.4" calcext:value-type="float">
            <text:p><text:s/>1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1333333333333" calcext:value-type="float">
            <text:p><text:s/>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41.6" calcext:value-type="float">
            <text:p><text:s/>4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1.8" calcext:value-type="float">
            <text:p><text:s/>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46.33333333333" calcext:value-type="float">
            <text:p><text:s/>4,3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1.933333333333" calcext:value-type="float">
            <text:p><text:s/>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6.2" calcext:value-type="float">
            <text:p><text:s/>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40239.90593333" calcext:value-type="float">
            <text:p><text:s/>8,440,2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56.4444444444" calcext:value-type="float">
            <text:p><text:s/>87,9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7956.4444444444" calcext:value-type="float">
            <text:p><text:s/>87,9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40239.90593333" calcext:value-type="float">
            <text:p><text:s/>8,440,2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885.1607333333" calcext:value-type="float">
            <text:p><text:s/>11,8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885.1607333333" calcext:value-type="float">
            <text:p><text:s/>11,8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387" calcext:value-type="float">
            <text:p><text:s/>36,3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869.333333333" calcext:value-type="float">
            <text:p><text:s/>158,869 <text:s/></text:p>
          </table:table-cell>
          <table:table-cell table:style-name="ce42" office:value-type="float" office:value="3912.83333333333" calcext:value-type="float">
            <text:p><text:s/>3,9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847.33333333333" calcext:value-type="float">
            <text:p><text:s/>1,8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00.8" calcext:value-type="float">
            <text:p><text:s/>8,6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52.2" calcext:value-type="float">
            <text:p><text:s/>2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288.9333333333" calcext:value-type="float">
            <text:p><text:s/>22,2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869.333333333" calcext:value-type="float">
            <text:p><text:s/>158,869 <text:s/></text:p>
          </table:table-cell>
          <table:table-cell table:style-name="ce42" office:value-type="float" office:value="788.611111111111" calcext:value-type="float">
            <text:p><text:s/>78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45.06666666667" calcext:value-type="float">
            <text:p><text:s/>2,64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76.88888888889" calcext:value-type="float">
            <text:p><text:s/>1,27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41332.9333333" calcext:value-type="float">
            <text:p><text:s/>19,241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41332.9333333" calcext:value-type="float">
            <text:p><text:s/>19,241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241332.9333333" calcext:value-type="float">
            <text:p>( 19,241,33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1656.5333333333" calcext:value-type="float">
            <text:p><text:s/>41,657 <text:s/></text:p>
          </table:table-cell>
          <table:table-cell table:style-name="ce42" office:value-type="float" office:value="1617589.33333333" calcext:value-type="float">
            <text:p><text:s/>1,617,5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722.666666667" calcext:value-type="float">
            <text:p><text:s/>295,723 <text:s/></text:p>
          </table:table-cell>
          <table:table-cell table:style-name="ce42" office:value-type="float" office:value="43965.5555555556" calcext:value-type="float">
            <text:p><text:s/>43,966 <text:s/></text:p>
          </table:table-cell>
          <table:table-cell table:style-name="ce42" office:value-type="float" office:value="1323345.81744688" calcext:value-type="float">
            <text:p><text:s/>1,323,346 <text:s/></text:p>
          </table:table-cell>
          <table:table-cell table:style-name="ce42" office:value-type="float" office:value="98703" calcext:value-type="float">
            <text:p><text:s/>98,703 <text:s/></text:p>
          </table:table-cell>
          <table:table-cell table:style-name="ce42" office:value-type="float" office:value="40531.6888888889" calcext:value-type="float">
            <text:p><text:s/>40,532 <text:s/></text:p>
          </table:table-cell>
          <table:table-cell table:style-name="ce42" office:value-type="float" office:value="367551" calcext:value-type="float">
            <text:p><text:s/>367,5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955873.6" calcext:value-type="float">
            <text:p><text:s/>10,955,874 <text:s/></text:p>
          </table:table-cell>
          <table:table-cell table:style-name="ce42" office:value-type="float" office:value="669024" calcext:value-type="float">
            <text:p><text:s/>669,024 <text:s/></text:p>
          </table:table-cell>
          <table:table-cell table:style-name="ce42" office:value-type="float" office:value="94" calcext:value-type="float">
            <text:p><text:s/>94 <text:s/></text:p>
          </table:table-cell>
          <table:table-cell table:style-name="ce42" office:value-type="float" office:value="789320.533333333" calcext:value-type="float">
            <text:p><text:s/>789,321 <text:s/></text:p>
          </table:table-cell>
          <table:table-cell table:style-name="ce42" office:value-type="float" office:value="305550" calcext:value-type="float">
            <text:p><text:s/>305,550 <text:s/></text:p>
          </table:table-cell>
          <table:table-cell table:style-name="ce42" office:value-type="float" office:value="73947.4267324722" calcext:value-type="float">
            <text:p><text:s/>73,947 <text:s/></text:p>
          </table:table-cell>
          <table:table-cell table:style-name="ce42" office:value-type="float" office:value="11688" calcext:value-type="float">
            <text:p><text:s/>11,688 <text:s/></text:p>
          </table:table-cell>
          <table:table-cell table:style-name="ce42" office:value-type="float" office:value="372340.133333333" calcext:value-type="float">
            <text:p><text:s/>372,340 <text:s/></text:p>
          </table:table-cell>
          <table:table-cell table:style-name="ce42" office:value-type="float" office:value="73789" calcext:value-type="float">
            <text:p><text:s/>73,7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1701.733333333" calcext:value-type="float">
            <text:p><text:s/>131,702 <text:s/></text:p>
          </table:table-cell>
          <table:table-cell table:style-name="ce42" office:value-type="float" office:value="1228256" calcext:value-type="float">
            <text:p><text:s/>1,228,2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2841.8805333333" calcext:value-type="float">
            <text:p><text:s/>-72,842 <text:s/></text:p>
          </table:table-cell>
          <table:table-cell table:style-name="ce42" office:value-type="float" office:value="-484591.916053334" calcext:value-type="float">
            <text:p><text:s/>-484,592 <text:s/></text:p>
          </table:table-cell>
          <table:table-cell table:style-name="ce42" office:value-type="float" office:value="-1183" calcext:value-type="float">
            <text:p><text:s/>-1,183 <text:s/></text:p>
          </table:table-cell>
          <table:table-cell table:style-name="ce42" office:value-type="float" office:value="-23364.2666666667" calcext:value-type="float">
            <text:p><text:s/>-23,364 <text:s/></text:p>
          </table:table-cell>
          <table:table-cell table:style-name="ce42" office:value-type="float" office:value="-14524.4444444445" calcext:value-type="float">
            <text:p><text:s/>-14,524 <text:s/></text:p>
          </table:table-cell>
          <table:table-cell table:style-name="ce42" office:value-type="float" office:value="3116.18888888889" calcext:value-type="float">
            <text:p><text:s/>3,1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5763.1333333333" calcext:value-type="float">
            <text:p><text:s/>-15,763 <text:s/></text:p>
          </table:table-cell>
          <table:table-cell table:style-name="ce42" office:value-type="float" office:value="-264278" calcext:value-type="float">
            <text:p><text:s/>-264,2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973076.9194667" calcext:value-type="float">
            <text:p><text:s/>-10,973,077 <text:s/></text:p>
          </table:table-cell>
          <table:table-cell table:style-name="ce43" office:value-type="float" office:value="204901.249386667" calcext:value-type="float">
            <text:p><text:s/>204,901 <text:s/></text:p>
          </table:table-cell>
          <table:table-cell table:style-name="ce43" office:value-type="float" office:value="1089" calcext:value-type="float">
            <text:p><text:s/>1,089 <text:s/></text:p>
          </table:table-cell>
          <table:table-cell table:style-name="ce43" office:value-type="float" office:value="-470233.6" calcext:value-type="float">
            <text:p><text:s/>-470,234 <text:s/></text:p>
          </table:table-cell>
          <table:table-cell table:style-name="ce43" office:value-type="float" office:value="-247060" calcext:value-type="float">
            <text:p><text:s/>-247,060 <text:s/></text:p>
          </table:table-cell>
          <table:table-cell table:style-name="ce43" office:value-type="float" office:value="1246282.20182552" calcext:value-type="float">
            <text:p><text:s/>1,246,282 <text:s/></text:p>
          </table:table-cell>
          <table:table-cell table:style-name="ce43" office:value-type="float" office:value="87015" calcext:value-type="float">
            <text:p><text:s/>87,015 <text:s/></text:p>
          </table:table-cell>
          <table:table-cell table:style-name="ce43" office:value-type="float" office:value="-316045.311111111" calcext:value-type="float">
            <text:p><text:s/>-316,045 <text:s/></text:p>
          </table:table-cell>
          <table:table-cell table:style-name="ce43" office:value-type="float" office:value="558040" calcext:value-type="float">
            <text:p><text:s/>558,0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8923.8666666667" calcext:value-type="float">
            <text:p><text:s/>68,924 <text:s/></text:p>
          </table:table-cell>
          <table:table-cell table:style-name="ce42" office:value-type="float" office:value="1747851.73333333" calcext:value-type="float">
            <text:p><text:s/>1,747,852 <text:s/></text:p>
          </table:table-cell>
          <table:table-cell table:style-name="ce42" office:value-type="float" office:value="837" calcext:value-type="float">
            <text:p><text:s/>837 <text:s/></text:p>
          </table:table-cell>
          <table:table-cell table:style-name="ce42" office:value-type="float" office:value="13731.2" calcext:value-type="float">
            <text:p><text:s/>13,731 <text:s/></text:p>
          </table:table-cell>
          <table:table-cell table:style-name="ce42" office:value-type="float" office:value="1.11111111111111" calcext:value-type="float">
            <text:p><text:s/>1 <text:s/></text:p>
          </table:table-cell>
          <table:table-cell table:style-name="ce42" office:value-type="float" office:value="1170.3" calcext:value-type="float">
            <text:p><text:s/>1,1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253" calcext:value-type="float">
            <text:p><text:s/>439,25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39741.116533334" calcext:value-type="float">
            <text:p><text:s/>-239,741 <text:s/></text:p>
          </table:table-cell>
          <table:table-cell table:style-name="ce43" office:value-type="float" office:value="59883.54402" calcext:value-type="float">
            <text:p><text:s/>59,8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0614.936776096" calcext:value-type="float">
            <text:p><text:s/>50,615 <text:s/></text:p>
          </table:table-cell>
          <table:table-cell table:style-name="ce42" office:value-type="float" office:value="1489379.55578123" calcext:value-type="float">
            <text:p><text:s/>1,489,3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228.522882059" calcext:value-type="float">
            <text:p><text:s/>253,229 <text:s/></text:p>
          </table:table-cell>
          <table:table-cell table:style-name="ce42" office:value-type="float" office:value="1485.29109066356" calcext:value-type="float">
            <text:p><text:s/>1,4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8566.9333333333" calcext:value-type="float">
            <text:p><text:s/>48,567 <text:s/></text:p>
          </table:table-cell>
          <table:table-cell table:style-name="ce42" office:value-type="float" office:value="1375715.2" calcext:value-type="float">
            <text:p><text:s/>1,375,7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40.26666666667" calcext:value-type="float">
            <text:p><text:s/>3,9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48.00344276267" calcext:value-type="float">
            <text:p><text:s/>2,048 <text:s/></text:p>
          </table:table-cell>
          <table:table-cell table:style-name="ce43" office:value-type="float" office:value="109724.089114566" calcext:value-type="float">
            <text:p><text:s/>109,72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53228.522882059" calcext:value-type="float">
            <text:p><text:s/>253,229 <text:s/></text:p>
          </table:table-cell>
          <table:table-cell table:style-name="ce43" office:value-type="float" office:value="1485.29109066356" calcext:value-type="float">
            <text:p><text:s/>1,4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033784.3362667" calcext:value-type="float">
            <text:p><text:s/>16,033,784 <text:s/></text:p>
          </table:table-cell>
          <table:table-cell table:style-name="ce42" office:value-type="float" office:value="6525180.60759333" calcext:value-type="float">
            <text:p><text:s/>6,525,181 <text:s/></text:p>
          </table:table-cell>
          <table:table-cell table:style-name="ce42" office:value-type="float" office:value="5454" calcext:value-type="float">
            <text:p><text:s/>5,454 <text:s/></text:p>
          </table:table-cell>
          <table:table-cell table:style-name="ce42" office:value-type="float" office:value="1028260.26666667" calcext:value-type="float">
            <text:p><text:s/>1,028,260 <text:s/></text:p>
          </table:table-cell>
          <table:table-cell table:style-name="ce42" office:value-type="float" office:value="690057.777777778" calcext:value-type="float">
            <text:p><text:s/>690,058 <text:s/></text:p>
          </table:table-cell>
          <table:table-cell table:style-name="ce42" office:value-type="float" office:value="85385.7888888889" calcext:value-type="float">
            <text:p><text:s/>85,3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0271.44444444" calcext:value-type="float">
            <text:p><text:s/>1,100,271 <text:s/></text:p>
          </table:table-cell>
          <table:table-cell table:style-name="ce42" office:value-type="float" office:value="1221495.95333333" calcext:value-type="float">
            <text:p><text:s/>1,221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906282.1549333" calcext:value-type="float">
            <text:p><text:s/>15,906,282 <text:s/></text:p>
          </table:table-cell>
          <table:table-cell table:style-name="ce42" office:value-type="float" office:value="6525180.60759333" calcext:value-type="float">
            <text:p><text:s/>6,525,181 <text:s/></text:p>
          </table:table-cell>
          <table:table-cell table:style-name="ce42" office:value-type="float" office:value="5454" calcext:value-type="float">
            <text:p><text:s/>5,454 <text:s/></text:p>
          </table:table-cell>
          <table:table-cell table:style-name="ce42" office:value-type="float" office:value="1028260.26666667" calcext:value-type="float">
            <text:p><text:s/>1,028,260 <text:s/></text:p>
          </table:table-cell>
          <table:table-cell table:style-name="ce42" office:value-type="float" office:value="690057.777777778" calcext:value-type="float">
            <text:p><text:s/>690,058 <text:s/></text:p>
          </table:table-cell>
          <table:table-cell table:style-name="ce42" office:value-type="float" office:value="85385.7888888889" calcext:value-type="float">
            <text:p><text:s/>85,3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0271.44444444" calcext:value-type="float">
            <text:p><text:s/>1,100,271 <text:s/></text:p>
          </table:table-cell>
          <table:table-cell table:style-name="ce42" office:value-type="float" office:value="1065441.59066667" calcext:value-type="float">
            <text:p><text:s/>1,065,4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7502.181333333" calcext:value-type="float">
            <text:p><text:s/>127,50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56054.362666667" calcext:value-type="float">
            <text:p><text:s/>156,0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7887.8666666667" calcext:value-type="float">
            <text:p><text:s/>67,888 <text:s/></text:p>
          </table:table-cell>
          <table:table-cell table:style-name="ce42" office:value-type="float" office:value="252981.497042197" calcext:value-type="float">
            <text:p><text:s/>252,9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106.721562386" calcext:value-type="float">
            <text:p><text:s/>494,107 <text:s/></text:p>
          </table:table-cell>
          <table:table-cell table:style-name="ce42" office:value-type="float" office:value="3169.90890933644" calcext:value-type="float">
            <text:p><text:s/>3,1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9.33333333333333" calcext:value-type="float">
            <text:p><text:s/>9 <text:s/></text:p>
          </table:table-cell>
          <table:table-cell table:style-name="ce42" office:value-type="float" office:value="2566.4" calcext:value-type="float">
            <text:p><text:s/>2,5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6.666666666667" calcext:value-type="float">
            <text:p><text:s/>187 <text:s/></text:p>
          </table:table-cell>
          <table:table-cell table:style-name="ce42" office:value-type="float" office:value="21755.7333333333" calcext:value-type="float">
            <text:p><text:s/>21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7671.3333333333" calcext:value-type="float">
            <text:p><text:s/>67,671 <text:s/></text:p>
          </table:table-cell>
          <table:table-cell table:style-name="ce42" office:value-type="float" office:value="228543.097042197" calcext:value-type="float">
            <text:p><text:s/>228,5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106.721562386" calcext:value-type="float">
            <text:p><text:s/>494,107 <text:s/></text:p>
          </table:table-cell>
          <table:table-cell table:style-name="ce42" office:value-type="float" office:value="3169.90890933644" calcext:value-type="float">
            <text:p><text:s/>3,1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0.5333333333333" calcext:value-type="float">
            <text:p><text:s/>21 <text:s/></text:p>
          </table:table-cell>
          <table:table-cell table:style-name="ce43" office:value-type="float" office:value="102.4" calcext:value-type="float">
            <text:p><text:s/>10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13021.8632239" calcext:value-type="float">
            <text:p><text:s/>5,113,022 <text:s/></text:p>
          </table:table-cell>
          <table:table-cell table:style-name="ce44" office:value-type="float" office:value="3179985.52680324" calcext:value-type="float">
            <text:p><text:s/>3,179,986 <text:s/></text:p>
          </table:table-cell>
          <table:table-cell table:style-name="ce44" office:value-type="float" office:value="5706" calcext:value-type="float">
            <text:p><text:s/>5,706 <text:s/></text:p>
          </table:table-cell>
          <table:table-cell table:style-name="ce44" office:value-type="float" office:value="544295.466666667" calcext:value-type="float">
            <text:p><text:s/>544,295 <text:s/></text:p>
          </table:table-cell>
          <table:table-cell table:style-name="ce44" office:value-type="float" office:value="442996.666666667" calcext:value-type="float">
            <text:p><text:s/>442,997 <text:s/></text:p>
          </table:table-cell>
          <table:table-cell table:style-name="ce44" office:value-type="float" office:value="1330497.69071441" calcext:value-type="float">
            <text:p><text:s/>1,330,498 <text:s/></text:p>
          </table:table-cell>
          <table:table-cell table:style-name="ce44" office:value-type="float" office:value="87015" calcext:value-type="float">
            <text:p><text:s/>87,015 <text:s/></text:p>
          </table:table-cell>
          <table:table-cell table:style-name="ce44" office:value-type="float" office:value="36890.8888888889" calcext:value-type="float">
            <text:p><text:s/>36,891 <text:s/></text:p>
          </table:table-cell>
          <table:table-cell table:style-name="ce44" office:value-type="float" office:value="1335627.75333333" calcext:value-type="float">
            <text:p><text:s/>1,335,6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13021.8632239" calcext:value-type="float">
            <text:p><text:s/>5,113,022 <text:s/></text:p>
          </table:table-cell>
          <table:table-cell table:style-name="ce44" office:value-type="float" office:value="3179985.52680324" calcext:value-type="float">
            <text:p><text:s/>3,179,986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0.0000000000065" calcext:value-type="float">
            <text:p><text:s/>0 <text:s/></text:p>
          </table:table-cell>
          <table:table-cell table:style-name="ce44" office:value-type="float" office:value="14285" calcext:value-type="float">
            <text:p><text:s/>14,2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17582.929890571" calcext:value-type="float">
            <text:p><text:s/>117,583 <text:s/></text:p>
          </table:table-cell>
          <table:table-cell table:style-name="ce42" office:value-type="float" office:value="2669392.46013657" calcext:value-type="float">
            <text:p><text:s/>2,669,3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65" calcext:value-type="float">
            <text:p><text:s/>0 <text:s/></text:p>
          </table:table-cell>
          <table:table-cell table:style-name="ce42" office:value-type="float" office:value="14285" calcext:value-type="float">
            <text:p><text:s/>14,2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627.06666666667" calcext:value-type="float">
            <text:p><text:s/>5,627 <text:s/></text:p>
          </table:table-cell>
          <table:table-cell table:style-name="ce42" office:value-type="float" office:value="31009.0666666667" calcext:value-type="float">
            <text:p><text:s/>31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348.8" calcext:value-type="float">
            <text:p><text:s/>3,349 <text:s/></text:p>
          </table:table-cell>
          <table:table-cell table:style-name="ce42" office:value-type="float" office:value="239713.856179776" calcext:value-type="float">
            <text:p><text:s/>239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62.4" calcext:value-type="float">
            <text:p><text:s/>862 <text:s/></text:p>
          </table:table-cell>
          <table:table-cell table:style-name="ce42" office:value-type="float" office:value="365377.066666667" calcext:value-type="float">
            <text:p><text:s/>365,3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8.5333333333333" calcext:value-type="float">
            <text:p><text:s/>49 <text:s/></text:p>
          </table:table-cell>
          <table:table-cell table:style-name="ce42" office:value-type="float" office:value="19406.9333333333" calcext:value-type="float">
            <text:p><text:s/>19,4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53.86666666667" calcext:value-type="float">
            <text:p><text:s/>8,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899.089890542667" calcext:value-type="float">
            <text:p><text:s/>899 <text:s/></text:p>
          </table:table-cell>
          <table:table-cell table:style-name="ce42" office:value-type="float" office:value="103356.580228474" calcext:value-type="float">
            <text:p><text:s/>103,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9.6" calcext:value-type="float">
            <text:p><text:s/>90 <text:s/></text:p>
          </table:table-cell>
          <table:table-cell table:style-name="ce42" office:value-type="float" office:value="919.466666666667" calcext:value-type="float">
            <text:p><text:s/>9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793.0666666667" calcext:value-type="float">
            <text:p><text:s/>66,793 <text:s/></text:p>
          </table:table-cell>
          <table:table-cell table:style-name="ce42" office:value-type="float" office:value="825339.629701653" calcext:value-type="float">
            <text:p><text:s/>825,3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65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5613.3333333333" calcext:value-type="float">
            <text:p><text:s/>65,613 <text:s/></text:p>
          </table:table-cell>
          <table:table-cell table:style-name="ce42" office:value-type="float" office:value="653451.613445515" calcext:value-type="float">
            <text:p><text:s/>653,4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0.0000000000065" calcext:value-type="float">
            <text:p><text:s/>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50.26666666667" calcext:value-type="float">
            <text:p>( 2,250 <text:s/>)</text:p>
          </table:table-cell>
          <table:table-cell table:style-name="ce45" office:value-type="float" office:value="595323.938055744" calcext:value-type="float">
            <text:p>( 595,3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363.0666666667" calcext:value-type="float">
            <text:p>( 63,363 <text:s/>)</text:p>
          </table:table-cell>
          <table:table-cell table:style-name="ce45" office:value-type="float" office:value="57710.608723104" calcext:value-type="float">
            <text:p>( 57,71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0.0000000000065" calcext:value-type="float">
            <text:p>( 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7.066666666667" calcext:value-type="float">
            <text:p>( 41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106.364920896" calcext:value-type="float">
            <text:p><text:s/>125,1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33.1180019093" calcext:value-type="float">
            <text:p><text:s/>42,5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79.73333333333" calcext:value-type="float">
            <text:p><text:s/>1,180 <text:s/></text:p>
          </table:table-cell>
          <table:table-cell table:style-name="ce46" office:value-type="float" office:value="4248.53333333333" calcext:value-type="float">
            <text:p><text:s/>4,24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814.4" calcext:value-type="float">
            <text:p><text:s/>1,814 <text:s/></text:p>
          </table:table-cell>
          <table:table-cell table:style-name="ce42" office:value-type="float" office:value="98387.2" calcext:value-type="float">
            <text:p><text:s/>98,3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1.4666666666667" calcext:value-type="float">
            <text:p><text:s/>21 <text:s/></text:p>
          </table:table-cell>
          <table:table-cell table:style-name="ce42" office:value-type="float" office:value="49936" calcext:value-type="float">
            <text:p><text:s/>49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65.3333333333333" calcext:value-type="float">
            <text:p><text:s/>65 <text:s/></text:p>
          </table:table-cell>
          <table:table-cell table:style-name="ce46" office:value-type="float" office:value="75618.1333333333" calcext:value-type="float">
            <text:p><text:s/>75,61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336.1333333333" calcext:value-type="float">
            <text:p><text:s/>16,336 <text:s/></text:p>
          </table:table-cell>
          <table:table-cell table:style-name="ce42" office:value-type="float" office:value="253710.933333333" calcext:value-type="float">
            <text:p><text:s/>253,7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917.4666666667" calcext:value-type="float">
            <text:p><text:s/>14,917 <text:s/></text:p>
          </table:table-cell>
          <table:table-cell table:style-name="ce42" office:value-type="float" office:value="34727.4666666667" calcext:value-type="float">
            <text:p><text:s/>34,7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18.66666666667" calcext:value-type="float">
            <text:p><text:s/>1,419 <text:s/></text:p>
          </table:table-cell>
          <table:table-cell table:style-name="ce42" office:value-type="float" office:value="218983.466666667" calcext:value-type="float">
            <text:p><text:s/>218,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2.666666666667" calcext:value-type="float">
            <text:p>( 1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213.86666666667" calcext:value-type="float">
            <text:p>( 1,21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299.6" calcext:value-type="float">
            <text:p><text:s/>7,300 <text:s/></text:p>
          </table:table-cell>
          <table:table-cell table:style-name="ce42" office:value-type="float" office:value="333449.322666667" calcext:value-type="float">
            <text:p><text:s/>333,4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285" calcext:value-type="float">
            <text:p><text:s/>14,28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148.4" calcext:value-type="float">
            <text:p><text:s/>7,148 <text:s/></text:p>
          </table:table-cell>
          <table:table-cell table:style-name="ce42" office:value-type="float" office:value="281747.989333333" calcext:value-type="float">
            <text:p><text:s/>281,7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285" calcext:value-type="float">
            <text:p><text:s/>14,28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1.2" calcext:value-type="float">
            <text:p><text:s/>151 <text:s/></text:p>
          </table:table-cell>
          <table:table-cell table:style-name="ce42" office:value-type="float" office:value="51701.3333333333" calcext:value-type="float">
            <text:p><text:s/>51,7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252.8" calcext:value-type="float">
            <text:p>( 2,25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10.666666666667" calcext:value-type="float">
            <text:p><text:s/>411 <text:s/></text:p>
          </table:table-cell>
          <table:table-cell table:style-name="ce42" office:value-type="float" office:value="64380.8" calcext:value-type="float">
            <text:p><text:s/>64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3.866666666667" calcext:value-type="float">
            <text:p><text:s/>184 <text:s/></text:p>
          </table:table-cell>
          <table:table-cell table:style-name="ce46" office:value-type="float" office:value="5990.4" calcext:value-type="float">
            <text:p><text:s/>5,9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259.2" calcext:value-type="float">
            <text:p><text:s/>3,259 <text:s/></text:p>
          </table:table-cell>
          <table:table-cell table:style-name="ce42" office:value-type="float" office:value="64025.6" calcext:value-type="float">
            <text:p><text:s/>64,0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650.26666666667" calcext:value-type="float">
            <text:p><text:s/>3,650 <text:s/></text:p>
          </table:table-cell>
          <table:table-cell table:style-name="ce42" office:value-type="float" office:value="20035.2" calcext:value-type="float">
            <text:p><text:s/>20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48.4" calcext:value-type="float">
            <text:p><text:s/>148 <text:s/></text:p>
          </table:table-cell>
          <table:table-cell table:style-name="ce42" office:value-type="float" office:value="10823.4666666667" calcext:value-type="float">
            <text:p><text:s/>10,8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95.173333361333" calcext:value-type="float">
            <text:p><text:s/>395 <text:s/></text:p>
          </table:table-cell>
          <table:table-cell table:style-name="ce42" office:value-type="float" office:value="5.12" calcext:value-type="float">
            <text:p><text:s/>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329.86666666667" calcext:value-type="float">
            <text:p><text:s/>6,330 <text:s/></text:p>
          </table:table-cell>
          <table:table-cell table:style-name="ce42" office:value-type="float" office:value="65122.1333333333" calcext:value-type="float">
            <text:p><text:s/>65,1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531.6846933333" calcext:value-type="float">
            <text:p><text:s/>34,53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196231.79733333" calcext:value-type="float">
            <text:p><text:s/>4,196,232 <text:s/></text:p>
          </table:table-cell>
          <table:table-cell table:style-name="ce42" office:value-type="float" office:value="69210.6666666667" calcext:value-type="float">
            <text:p><text:s/>69,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069364.73066667" calcext:value-type="float">
            <text:p><text:s/>4,069,3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0072" calcext:value-type="float">
            <text:p><text:s/>30,07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6795.0666666667" calcext:value-type="float">
            <text:p><text:s/>96,795 <text:s/></text:p>
          </table:table-cell>
          <table:table-cell table:style-name="ce42" office:value-type="float" office:value="69210.6666666667" calcext:value-type="float">
            <text:p><text:s/>69,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20679.802666667" calcext:value-type="float">
            <text:p><text:s/>420,680 <text:s/></text:p>
          </table:table-cell>
          <table:table-cell table:style-name="ce42" office:value-type="float" office:value="29543.4666666667" calcext:value-type="float">
            <text:p><text:s/>29,5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5301.4026666667" calcext:value-type="float">
            <text:p><text:s/>85,301 <text:s/></text:p>
          </table:table-cell>
          <table:table-cell table:style-name="ce42" office:value-type="float" office:value="2723.2" calcext:value-type="float">
            <text:p><text:s/>2,7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35378.4" calcext:value-type="float">
            <text:p><text:s/>335,378 <text:s/></text:p>
          </table:table-cell>
          <table:table-cell table:style-name="ce43" office:value-type="float" office:value="26820.2666666667" calcext:value-type="float">
            <text:p><text:s/>26,8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8527.333333333" calcext:value-type="float">
            <text:p><text:s/>378,527 <text:s/></text:p>
          </table:table-cell>
          <table:table-cell table:style-name="ce42" office:value-type="float" office:value="411838.933333333" calcext:value-type="float">
            <text:p><text:s/>411,8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675.6" calcext:value-type="float">
            <text:p><text:s/>96,676 <text:s/></text:p>
          </table:table-cell>
          <table:table-cell table:style-name="ce42" office:value-type="float" office:value="316069.333333333" calcext:value-type="float">
            <text:p><text:s/>316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465.733333333333" calcext:value-type="float">
            <text:p><text:s/>466 <text:s/></text:p>
          </table:table-cell>
          <table:table-cell table:style-name="ce42" office:value-type="float" office:value="7941.33333333333" calcext:value-type="float">
            <text:p><text:s/>7,9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3100.2666666667" calcext:value-type="float">
            <text:p><text:s/>13,100 <text:s/></text:p>
          </table:table-cell>
          <table:table-cell table:style-name="ce42" office:value-type="float" office:value="195.2" calcext:value-type="float">
            <text:p><text:s/>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18.93333333333" calcext:value-type="float">
            <text:p><text:s/>1,91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93.066666666667" calcext:value-type="float">
            <text:p><text:s/>293 <text:s/></text:p>
          </table:table-cell>
          <table:table-cell table:style-name="ce42" office:value-type="float" office:value="2435.2" calcext:value-type="float">
            <text:p><text:s/>2,4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1495.466666667" calcext:value-type="float">
            <text:p><text:s/>201,495 <text:s/></text:p>
          </table:table-cell>
          <table:table-cell table:style-name="ce42" office:value-type="float" office:value="5085.86666666667" calcext:value-type="float">
            <text:p><text:s/>5,0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4578.2666666667" calcext:value-type="float">
            <text:p><text:s/>64,578 <text:s/></text:p>
          </table:table-cell>
          <table:table-cell table:style-name="ce43" office:value-type="float" office:value="80112" calcext:value-type="float">
            <text:p><text:s/>80,11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6" calcext:value-type="float">
            <text:p><text:s/>5,706 <text:s/></text:p>
          </table:table-cell>
          <table:table-cell table:style-name="ce42" office:value-type="float" office:value="544295.466666667" calcext:value-type="float">
            <text:p><text:s/>544,295 <text:s/></text:p>
          </table:table-cell>
          <table:table-cell table:style-name="ce42" office:value-type="float" office:value="442996.666666667" calcext:value-type="float">
            <text:p><text:s/>442,997 <text:s/></text:p>
          </table:table-cell>
          <table:table-cell table:style-name="ce42" office:value-type="float" office:value="1330497.69071441" calcext:value-type="float">
            <text:p><text:s/>1,330,498 <text:s/></text:p>
          </table:table-cell>
          <table:table-cell table:style-name="ce42" office:value-type="float" office:value="87015" calcext:value-type="float">
            <text:p><text:s/>87,015 <text:s/></text:p>
          </table:table-cell>
          <table:table-cell table:style-name="ce42" office:value-type="float" office:value="36890.8888888889" calcext:value-type="float">
            <text:p><text:s/>36,891 <text:s/></text:p>
          </table:table-cell>
          <table:table-cell table:style-name="ce42" office:value-type="float" office:value="1321342.75333333" calcext:value-type="float">
            <text:p><text:s/>1,321,3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6" calcext:value-type="float">
            <text:p><text:s/>5,706 <text:s/></text:p>
          </table:table-cell>
          <table:table-cell table:style-name="ce42" office:value-type="float" office:value="544295.466666667" calcext:value-type="float">
            <text:p><text:s/>544,295 <text:s/></text:p>
          </table:table-cell>
          <table:table-cell table:style-name="ce42" office:value-type="float" office:value="442996.666666667" calcext:value-type="float">
            <text:p><text:s/>442,997 <text:s/></text:p>
          </table:table-cell>
          <table:table-cell table:style-name="ce42" office:value-type="float" office:value="1330497.69071441" calcext:value-type="float">
            <text:p><text:s/>1,330,498 <text:s/></text:p>
          </table:table-cell>
          <table:table-cell table:style-name="ce42" office:value-type="float" office:value="87015" calcext:value-type="float">
            <text:p><text:s/>87,015 <text:s/></text:p>
          </table:table-cell>
          <table:table-cell table:style-name="ce42" office:value-type="float" office:value="36890.8888888889" calcext:value-type="float">
            <text:p><text:s/>36,891 <text:s/></text:p>
          </table:table-cell>
          <table:table-cell table:style-name="ce42" office:value-type="float" office:value="1321342.75333333" calcext:value-type="float">
            <text:p><text:s/>1,321,3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5415.431262147" calcext:value-type="float">
            <text:p><text:s/>185,415 <text:s/></text:p>
          </table:table-cell>
          <table:table-cell table:style-name="ce42" office:value-type="float" office:value="5756468.61499885" calcext:value-type="float">
            <text:p><text:s/>5,756,4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549.252735" calcext:value-type="float">
            <text:p><text:s/>776,549 <text:s/></text:p>
          </table:table-cell>
          <table:table-cell table:style-name="ce42" office:value-type="float" office:value="5179.302148" calcext:value-type="float">
            <text:p><text:s/>5,17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9737.192100147" calcext:value-type="float">
            <text:p><text:s/>179,737 <text:s/></text:p>
          </table:table-cell>
          <table:table-cell table:style-name="ce42" office:value-type="float" office:value="5095517.47689985" calcext:value-type="float">
            <text:p><text:s/>5,095,5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39.661665" calcext:value-type="float">
            <text:p><text:s/>11,8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678.239162" calcext:value-type="float">
            <text:p><text:s/>5,678 <text:s/></text:p>
          </table:table-cell>
          <table:table-cell table:style-name="ce42" office:value-type="float" office:value="649111.476434" calcext:value-type="float">
            <text:p><text:s/>649,1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549.252735" calcext:value-type="float">
            <text:p><text:s/>776,549 <text:s/></text:p>
          </table:table-cell>
          <table:table-cell table:style-name="ce42" office:value-type="float" office:value="5179.302148" calcext:value-type="float">
            <text:p><text:s/>5,179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97.235424" calcext:value-type="float">
            <text:p><text:s/>2,697 <text:s/></text:p>
          </table:table-cell>
          <table:table-cell table:style-name="ce42" office:value-type="float" office:value="34720.5092" calcext:value-type="float">
            <text:p><text:s/>34,7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0841.820608" calcext:value-type="float">
            <text:p><text:s/>770,842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97.235424" calcext:value-type="float">
            <text:p><text:s/>2,697 <text:s/></text:p>
          </table:table-cell>
          <table:table-cell table:style-name="ce43" office:value-type="float" office:value="34720.5092" calcext:value-type="float">
            <text:p><text:s/>34,7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70841.820608" calcext:value-type="float">
            <text:p><text:s/>770,842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38726.222222222" calcext:value-type="float">
            <text:p><text:s/>338,72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63995.51272156" calcext:value-type="float">
            <text:p><text:s/>1,763,996 <text:s/></text:p>
          </table:table-cell>
          <table:table-cell table:style-name="ce41" office:value-type="float" office:value="293276.513832667" calcext:value-type="float">
            <text:p><text:s/>293,277 <text:s/></text:p>
          </table:table-cell>
          <table:table-cell table:style-name="ce41" office:value-type="float" office:value="196465.039333333" calcext:value-type="float">
            <text:p><text:s/>196,465 <text:s/></text:p>
          </table:table-cell>
          <table:table-cell table:style-name="ce41" office:value-type="float" office:value="89947.8029333333" calcext:value-type="float">
            <text:p><text:s/>89,948 <text:s/></text:p>
          </table:table-cell>
          <table:table-cell table:style-name="ce41" office:value-type="float" office:value="6863.671566" calcext:value-type="float">
            <text:p><text:s/>6,864 <text:s/></text:p>
          </table:table-cell>
          <table:table-cell table:style-name="ce41" office:value-type="float" office:value="1470718.99888889" calcext:value-type="float">
            <text:p><text:s/>1,470,71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6713893.2306298" calcext:value-type="float">
            <text:p><text:s/>16,713,8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13893.2306298" calcext:value-type="float">
            <text:p><text:s/>16,713,893 <text:s/></text:p>
          </table:table-cell>
          <table:table-cell table:number-columns-repeated="2" table:style-name="ce42" office:value-type="float" office:value="112.724666666667" calcext:value-type="float">
            <text:p><text:s/>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.724666666667" calcext:value-type="float">
            <text:p><text:s/>1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81561.687094598" calcext:value-type="float">
            <text:p><text:s/>181,562 <text:s/></text:p>
          </table:table-cell>
          <table:table-cell table:style-name="ce42" office:value-type="float" office:value="178883.408888889" calcext:value-type="float">
            <text:p><text:s/>178,883 <text:s/></text:p>
          </table:table-cell>
          <table:table-cell table:style-name="ce42" office:value-type="float" office:value="2678.27820570911" calcext:value-type="float">
            <text:p><text:s/>2,678 <text:s/></text:p>
          </table:table-cell>
          <table:table-cell table:number-columns-repeated="2" table:style-name="ce42" office:value-type="float" office:value="3092.88963333333" calcext:value-type="float">
            <text:p><text:s/>3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92.88963333333" calcext:value-type="float">
            <text:p><text:s/>3,0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6871057.7657574" calcext:value-type="float">
            <text:p><text:s/>16,871,058 <text:s/></text:p>
          </table:table-cell>
          <table:table-cell table:style-name="ce43" office:value-type="float" office:value="159842.813333333" calcext:value-type="float">
            <text:p><text:s/>159,843 <text:s/></text:p>
          </table:table-cell>
          <table:table-cell table:style-name="ce43" office:value-type="float" office:value="16711214.9524241" calcext:value-type="float">
            <text:p><text:s/>16,711,215 <text:s/></text:p>
          </table:table-cell>
          <table:table-cell table:style-name="ce43" office:value-type="float" office:value="1761015.34775489" calcext:value-type="float">
            <text:p><text:s/>1,761,015 <text:s/></text:p>
          </table:table-cell>
          <table:table-cell table:style-name="ce43" office:value-type="float" office:value="290296.348866" calcext:value-type="float">
            <text:p><text:s/>290,296 <text:s/></text:p>
          </table:table-cell>
          <table:table-cell table:style-name="ce43" office:value-type="float" office:value="196465.039333333" calcext:value-type="float">
            <text:p><text:s/>196,465 <text:s/></text:p>
          </table:table-cell>
          <table:table-cell table:style-name="ce43" office:value-type="float" office:value="86967.6379666667" calcext:value-type="float">
            <text:p><text:s/>86,968 <text:s/></text:p>
          </table:table-cell>
          <table:table-cell table:style-name="ce43" office:value-type="float" office:value="6863.671566" calcext:value-type="float">
            <text:p><text:s/>6,864 <text:s/></text:p>
          </table:table-cell>
          <table:table-cell table:style-name="ce43" office:value-type="float" office:value="1470718.99888889" calcext:value-type="float">
            <text:p><text:s/>1,470,7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995087.0425918" calcext:value-type="float">
            <text:p><text:s/>17,995,0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95087.0425918" calcext:value-type="float">
            <text:p><text:s/>17,995,087 <text:s/></text:p>
          </table:table-cell>
          <table:table-cell table:number-columns-repeated="2" table:style-name="ce42" office:value-type="float" office:value="85731.1700333333" calcext:value-type="float">
            <text:p><text:s/>85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731.1700333333" calcext:value-type="float">
            <text:p><text:s/>85,7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685674.891054574" calcext:value-type="float">
            <text:p><text:s/>685,675 <text:s/></text:p>
          </table:table-cell>
          <table:table-cell table:style-name="ce43" office:value-type="float" office:value="1369.09422222223" calcext:value-type="float">
            <text:p><text:s/>1,369 <text:s/></text:p>
          </table:table-cell>
          <table:table-cell table:style-name="ce43" office:value-type="float" office:value="684305.796832351" calcext:value-type="float">
            <text:p><text:s/>684,306 <text:s/></text:p>
          </table:table-cell>
          <table:table-cell table:style-name="ce43" office:value-type="float" office:value="1214.57193333335" calcext:value-type="float">
            <text:p><text:s/>1,215 <text:s/></text:p>
          </table:table-cell>
          <table:table-cell table:style-name="ce43" office:value-type="float" office:value="1214.57193333332" calcext:value-type="float">
            <text:p><text:s/>1,215 <text:s/></text:p>
          </table:table-cell>
          <table:table-cell table:style-name="ce43" office:value-type="float" office:value="-0.0000000000077" calcext:value-type="float">
            <text:p><text:s/>-0 <text:s/></text:p>
          </table:table-cell>
          <table:table-cell table:style-name="ce43" office:value-type="float" office:value="1214.57193333333" calcext:value-type="float">
            <text:p><text:s/>1,2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8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379823.9173552" calcext:value-type="float">
            <text:p><text:s/>13,379,824 <text:s/></text:p>
          </table:table-cell>
          <table:table-cell table:style-name="ce42" office:value-type="float" office:value="1335.30428965333" calcext:value-type="float">
            <text:p><text:s/>1,335 <text:s/></text:p>
          </table:table-cell>
          <table:table-cell table:style-name="ce42" office:value-type="float" office:value="13378488.6130656" calcext:value-type="float">
            <text:p><text:s/>13,378,489 <text:s/></text:p>
          </table:table-cell>
          <table:table-cell table:style-name="ce42" office:value-type="float" office:value="1206221.82921928" calcext:value-type="float">
            <text:p><text:s/>1,206,222 <text:s/></text:p>
          </table:table-cell>
          <table:table-cell table:style-name="ce42" office:value-type="float" office:value="39730.9953214054" calcext:value-type="float">
            <text:p><text:s/>39,731 <text:s/></text:p>
          </table:table-cell>
          <table:table-cell table:style-name="ce42" office:value-type="float" office:value="34315.8879377587" calcext:value-type="float">
            <text:p><text:s/>34,3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5.10738364673" calcext:value-type="float">
            <text:p><text:s/>5,415 <text:s/></text:p>
          </table:table-cell>
          <table:table-cell table:style-name="ce42" office:value-type="float" office:value="1166490.83389787" calcext:value-type="float">
            <text:p><text:s/>1,166,4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7513" calcext:value-type="float">
            <text:p><text:s/>27,5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13" calcext:value-type="float">
            <text:p><text:s/>27,5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261051" calcext:value-type="float">
            <text:p><text:s/>13,261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61051" calcext:value-type="float">
            <text:p><text:s/>13,261,0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29.8716666667" calcext:value-type="float">
            <text:p><text:s/>11,7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29.8716666667" calcext:value-type="float">
            <text:p><text:s/>11,73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1259.9173552333" calcext:value-type="float">
            <text:p><text:s/>91,260 <text:s/></text:p>
          </table:table-cell>
          <table:table-cell table:style-name="ce43" office:value-type="float" office:value="1335.30428965333" calcext:value-type="float">
            <text:p><text:s/>1,335 <text:s/></text:p>
          </table:table-cell>
          <table:table-cell table:style-name="ce43" office:value-type="float" office:value="89924.61306558" calcext:value-type="float">
            <text:p><text:s/>89,925 <text:s/></text:p>
          </table:table-cell>
          <table:table-cell table:style-name="ce43" office:value-type="float" office:value="1194491.95755261" calcext:value-type="float">
            <text:p><text:s/>1,194,492 <text:s/></text:p>
          </table:table-cell>
          <table:table-cell table:style-name="ce43" office:value-type="float" office:value="39730.9953214054" calcext:value-type="float">
            <text:p><text:s/>39,731 <text:s/></text:p>
          </table:table-cell>
          <table:table-cell table:style-name="ce43" office:value-type="float" office:value="34315.8879377587" calcext:value-type="float">
            <text:p><text:s/>34,31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15.10738364673" calcext:value-type="float">
            <text:p><text:s/>5,415 <text:s/></text:p>
          </table:table-cell>
          <table:table-cell table:style-name="ce43" office:value-type="float" office:value="1154760.96223121" calcext:value-type="float">
            <text:p><text:s/>1,154,7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8873121" calcext:value-type="float">
            <text:p><text:s/>18,873,121 <text:s/></text:p>
          </table:table-cell>
          <table:table-cell table:style-name="ce42" office:value-type="float" office:value="1203129" calcext:value-type="float">
            <text:p><text:s/>1,203,129 <text:s/></text:p>
          </table:table-cell>
          <table:table-cell table:style-name="ce42" office:value-type="float" office:value="17669992" calcext:value-type="float">
            <text:p><text:s/>17,669,9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8873121" calcext:value-type="float">
            <text:p><text:s/>18,873,121 <text:s/></text:p>
          </table:table-cell>
          <table:table-cell table:style-name="ce43" office:value-type="float" office:value="1203129" calcext:value-type="float">
            <text:p><text:s/>1,203,129 <text:s/></text:p>
          </table:table-cell>
          <table:table-cell table:style-name="ce43" office:value-type="float" office:value="17669992" calcext:value-type="float">
            <text:p><text:s/>17,669,99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79101.577174859" calcext:value-type="float">
            <text:p><text:s/>579,102 <text:s/></text:p>
          </table:table-cell>
          <table:table-cell table:style-name="ce42" office:value-type="float" office:value="1913.84888888889" calcext:value-type="float">
            <text:p><text:s/>1,914 <text:s/></text:p>
          </table:table-cell>
          <table:table-cell table:style-name="ce42" office:value-type="float" office:value="577187.72828597" calcext:value-type="float">
            <text:p><text:s/>577,188 <text:s/></text:p>
          </table:table-cell>
          <table:table-cell table:number-columns-repeated="2" table:style-name="ce42" office:value-type="float" office:value="21.896" calcext:value-type="float">
            <text:p><text:s/>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.896" calcext:value-type="float">
            <text:p><text:s/>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68905.72828597" calcext:value-type="float">
            <text:p><text:s/>568,906 <text:s/></text:p>
          </table:table-cell>
          <table:table-cell table:style-name="ce42" office:value-type="float" office:value="1768" calcext:value-type="float">
            <text:p><text:s/>1,768 <text:s/></text:p>
          </table:table-cell>
          <table:table-cell table:style-name="ce42" office:value-type="float" office:value="567137.72828597" calcext:value-type="float">
            <text:p><text:s/>567,138 <text:s/></text:p>
          </table:table-cell>
          <table:table-cell table:number-columns-repeated="2" table:style-name="ce42" office:value-type="float" office:value="21.896" calcext:value-type="float">
            <text:p><text:s/>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.896" calcext:value-type="float">
            <text:p><text:s/>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195.8488888889" calcext:value-type="float">
            <text:p><text:s/>10,196 <text:s/></text:p>
          </table:table-cell>
          <table:table-cell table:style-name="ce42" office:value-type="float" office:value="145.848888888889" calcext:value-type="float">
            <text:p><text:s/>146 <text:s/></text:p>
          </table:table-cell>
          <table:table-cell table:style-name="ce42" office:value-type="float" office:value="10050" calcext:value-type="float">
            <text:p><text:s/>10,0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04491.33758102" calcext:value-type="float">
            <text:p><text:s/>3,104,491 <text:s/></text:p>
          </table:table-cell>
          <table:table-cell table:style-name="ce44" office:value-type="float" office:value="1358353.56593257" calcext:value-type="float">
            <text:p><text:s/>1,358,354 <text:s/></text:p>
          </table:table-cell>
          <table:table-cell table:style-name="ce44" office:value-type="float" office:value="1746137.77164845" calcext:value-type="float">
            <text:p><text:s/>1,746,138 <text:s/></text:p>
          </table:table-cell>
          <table:table-cell table:style-name="ce44" office:value-type="float" office:value="467825.880568943" calcext:value-type="float">
            <text:p><text:s/>467,826 <text:s/></text:p>
          </table:table-cell>
          <table:table-cell table:style-name="ce44" office:value-type="float" office:value="163597.715577928" calcext:value-type="float">
            <text:p><text:s/>163,598 <text:s/></text:p>
          </table:table-cell>
          <table:table-cell table:style-name="ce44" office:value-type="float" office:value="162149.151395575" calcext:value-type="float">
            <text:p><text:s/>162,1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48.56418235327" calcext:value-type="float">
            <text:p><text:s/>1,449 <text:s/></text:p>
          </table:table-cell>
          <table:table-cell table:style-name="ce44" office:value-type="float" office:value="304228.164991015" calcext:value-type="float">
            <text:p><text:s/>304,2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04491.33758102" calcext:value-type="float">
            <text:p><text:s/>3,104,491 <text:s/></text:p>
          </table:table-cell>
          <table:table-cell table:style-name="ce44" office:value-type="float" office:value="1358353.56593257" calcext:value-type="float">
            <text:p><text:s/>1,358,354 <text:s/></text:p>
          </table:table-cell>
          <table:table-cell table:style-name="ce44" office:value-type="float" office:value="1746137.77164845" calcext:value-type="float">
            <text:p><text:s/>1,746,138 <text:s/></text:p>
          </table:table-cell>
          <table:table-cell table:style-name="ce44" office:value-type="float" office:value="467825.880568943" calcext:value-type="float">
            <text:p><text:s/>467,826 <text:s/></text:p>
          </table:table-cell>
          <table:table-cell table:style-name="ce44" office:value-type="float" office:value="163597.715577928" calcext:value-type="float">
            <text:p><text:s/>163,598 <text:s/></text:p>
          </table:table-cell>
          <table:table-cell table:style-name="ce44" office:value-type="float" office:value="162149.151395575" calcext:value-type="float">
            <text:p><text:s/>162,1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48.56418235327" calcext:value-type="float">
            <text:p><text:s/>1,449 <text:s/></text:p>
          </table:table-cell>
          <table:table-cell table:style-name="ce44" office:value-type="float" office:value="304228.164991015" calcext:value-type="float">
            <text:p><text:s/>304,2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60367.40513657" calcext:value-type="float">
            <text:p><text:s/>1,960,367 <text:s/></text:p>
          </table:table-cell>
          <table:table-cell table:style-name="ce42" office:value-type="float" office:value="390337.241488124" calcext:value-type="float">
            <text:p><text:s/>390,337 <text:s/></text:p>
          </table:table-cell>
          <table:table-cell table:style-name="ce42" office:value-type="float" office:value="1570030.16364845" calcext:value-type="float">
            <text:p><text:s/>1,570,030 <text:s/></text:p>
          </table:table-cell>
          <table:table-cell table:style-name="ce42" office:value-type="float" office:value="467825.880568943" calcext:value-type="float">
            <text:p><text:s/>467,826 <text:s/></text:p>
          </table:table-cell>
          <table:table-cell table:style-name="ce42" office:value-type="float" office:value="163597.715577928" calcext:value-type="float">
            <text:p><text:s/>163,598 <text:s/></text:p>
          </table:table-cell>
          <table:table-cell table:style-name="ce42" office:value-type="float" office:value="162149.151395575" calcext:value-type="float">
            <text:p><text:s/>162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8.56418235327" calcext:value-type="float">
            <text:p><text:s/>1,449 <text:s/></text:p>
          </table:table-cell>
          <table:table-cell table:style-name="ce42" office:value-type="float" office:value="304228.164991015" calcext:value-type="float">
            <text:p><text:s/>304,2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8.6666666666667" calcext:value-type="float">
            <text:p><text:s/>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8603.0605992356" calcext:value-type="float">
            <text:p><text:s/>48,603 <text:s/></text:p>
          </table:table-cell>
          <table:table-cell table:style-name="ce42" office:value-type="float" office:value="20287.8325992356" calcext:value-type="float">
            <text:p><text:s/>20,288 <text:s/></text:p>
          </table:table-cell>
          <table:table-cell table:style-name="ce42" office:value-type="float" office:value="28315.228" calcext:value-type="float">
            <text:p><text:s/>28,315 <text:s/></text:p>
          </table:table-cell>
          <table:table-cell table:number-columns-repeated="3" table:style-name="ce42" office:value-type="float" office:value="17795.4370337089" calcext:value-type="float">
            <text:p><text:s/>17,7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0406.5937777778" calcext:value-type="float">
            <text:p><text:s/>60,407 <text:s/></text:p>
          </table:table-cell>
          <table:table-cell table:style-name="ce42" office:value-type="float" office:value="6829.72977777778" calcext:value-type="float">
            <text:p><text:s/>6,830 <text:s/></text:p>
          </table:table-cell>
          <table:table-cell table:style-name="ce42" office:value-type="float" office:value="53576.864" calcext:value-type="float">
            <text:p><text:s/>53,5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242.17155555556" calcext:value-type="float">
            <text:p><text:s/>2,2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84.862777777778" calcext:value-type="float">
            <text:p><text:s/>785 <text:s/></text:p>
          </table:table-cell>
          <table:table-cell table:style-name="ce42" office:value-type="float" office:value="363.505777777778" calcext:value-type="float">
            <text:p><text:s/>364 <text:s/></text:p>
          </table:table-cell>
          <table:table-cell table:style-name="ce42" office:value-type="float" office:value="421.357" calcext:value-type="float">
            <text:p><text:s/>4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377.9756666667" calcext:value-type="float">
            <text:p><text:s/>30,378 <text:s/></text:p>
          </table:table-cell>
          <table:table-cell table:style-name="ce42" office:value-type="float" office:value="9173.48266666667" calcext:value-type="float">
            <text:p><text:s/>9,173 <text:s/></text:p>
          </table:table-cell>
          <table:table-cell table:style-name="ce42" office:value-type="float" office:value="21204.493" calcext:value-type="float">
            <text:p><text:s/>21,204 <text:s/></text:p>
          </table:table-cell>
          <table:table-cell table:style-name="ce42" office:value-type="float" office:value="164079.168241632" calcext:value-type="float">
            <text:p><text:s/>164,079 <text:s/></text:p>
          </table:table-cell>
          <table:table-cell table:number-columns-repeated="2" table:style-name="ce42" office:value-type="float" office:value="144353.714361866" calcext:value-type="float">
            <text:p><text:s/>144,3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25.4538797665" calcext:value-type="float">
            <text:p><text:s/>19,7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66.97811111111" calcext:value-type="float">
            <text:p><text:s/>4,667 <text:s/></text:p>
          </table:table-cell>
          <table:table-cell table:style-name="ce42" office:value-type="float" office:value="1260.75911111111" calcext:value-type="float">
            <text:p><text:s/>1,261 <text:s/></text:p>
          </table:table-cell>
          <table:table-cell table:style-name="ce42" office:value-type="float" office:value="3406.219" calcext:value-type="float">
            <text:p><text:s/>3,4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42198.410012486" calcext:value-type="float">
            <text:p><text:s/>442,198 <text:s/></text:p>
          </table:table-cell>
          <table:table-cell table:style-name="ce42" office:value-type="float" office:value="24934.4355555556" calcext:value-type="float">
            <text:p><text:s/>24,934 <text:s/></text:p>
          </table:table-cell>
          <table:table-cell table:style-name="ce42" office:value-type="float" office:value="417263.97445693" calcext:value-type="float">
            <text:p><text:s/>417,264 <text:s/></text:p>
          </table:table-cell>
          <table:table-cell table:number-columns-repeated="2" table:style-name="ce42" office:value-type="float" office:value="100.43978235327" calcext:value-type="float">
            <text:p><text:s/>1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.43978235327" calcext:value-type="float">
            <text:p><text:s/>1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54609.785480654" calcext:value-type="float">
            <text:p><text:s/>354,610 <text:s/></text:p>
          </table:table-cell>
          <table:table-cell table:style-name="ce42" office:value-type="float" office:value="10376.5404444444" calcext:value-type="float">
            <text:p><text:s/>10,377 <text:s/></text:p>
          </table:table-cell>
          <table:table-cell table:style-name="ce42" office:value-type="float" office:value="344233.24503621" calcext:value-type="float">
            <text:p><text:s/>344,233 <text:s/></text:p>
          </table:table-cell>
          <table:table-cell table:number-columns-repeated="2" table:style-name="ce42" office:value-type="float" office:value="100.43978235327" calcext:value-type="float">
            <text:p><text:s/>1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.43978235327" calcext:value-type="float">
            <text:p><text:s/>1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37028.360555556" calcext:value-type="float">
            <text:p>( 137,028 <text:s/>)</text:p>
          </table:table-cell>
          <table:table-cell table:style-name="ce45" office:value-type="float" office:value="7863.65155555556" calcext:value-type="float">
            <text:p>( 7,864 <text:s/>)</text:p>
          </table:table-cell>
          <table:table-cell table:style-name="ce45" office:value-type="float" office:value="129164.709" calcext:value-type="float">
            <text:p>( 129,16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17563.647147321" calcext:value-type="float">
            <text:p>( 217,564 <text:s/>)</text:p>
          </table:table-cell>
          <table:table-cell table:style-name="ce45" office:value-type="float" office:value="2495.11111111111" calcext:value-type="float">
            <text:p>( 2,495 <text:s/>)</text:p>
          </table:table-cell>
          <table:table-cell table:style-name="ce45" office:value-type="float" office:value="215068.53603621" calcext:value-type="float">
            <text:p>( 215,069 <text:s/>)</text:p>
          </table:table-cell>
          <table:table-cell table:number-columns-repeated="2" table:style-name="ce45" office:value-type="float" office:value="100.43978235327" calcext:value-type="float">
            <text:p>( 100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0.43978235327" calcext:value-type="float">
            <text:p>( 10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17.7777777777778" calcext:value-type="float">
            <text:p>( 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5130.2222222222" calcext:value-type="float">
            <text:p><text:s/>15,130 <text:s/></text:p>
          </table:table-cell>
          <table:table-cell table:style-name="ce42" office:value-type="float" office:value="13710.2222222222" calcext:value-type="float">
            <text:p><text:s/>13,710 <text:s/></text:p>
          </table:table-cell>
          <table:table-cell table:style-name="ce42" office:value-type="float" office:value="1420" calcext:value-type="float">
            <text:p><text:s/>1,4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2458.4023096089" calcext:value-type="float">
            <text:p><text:s/>72,458 <text:s/></text:p>
          </table:table-cell>
          <table:table-cell table:style-name="ce42" office:value-type="float" office:value="847.672888888889" calcext:value-type="float">
            <text:p><text:s/>848 <text:s/></text:p>
          </table:table-cell>
          <table:table-cell table:style-name="ce42" office:value-type="float" office:value="71610.72942072" calcext:value-type="float">
            <text:p><text:s/>71,6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0457.8603333333" calcext:value-type="float">
            <text:p><text:s/>50,458 <text:s/></text:p>
          </table:table-cell>
          <table:table-cell table:style-name="ce42" office:value-type="float" office:value="7076.90933333333" calcext:value-type="float">
            <text:p><text:s/>7,077 <text:s/></text:p>
          </table:table-cell>
          <table:table-cell table:style-name="ce42" office:value-type="float" office:value="43380.951" calcext:value-type="float">
            <text:p><text:s/>43,3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6735.9118888889" calcext:value-type="float">
            <text:p><text:s/>46,736 <text:s/></text:p>
          </table:table-cell>
          <table:table-cell table:style-name="ce42" office:value-type="float" office:value="1798.98488888889" calcext:value-type="float">
            <text:p><text:s/>1,799 <text:s/></text:p>
          </table:table-cell>
          <table:table-cell table:style-name="ce42" office:value-type="float" office:value="44936.927" calcext:value-type="float">
            <text:p><text:s/>44,9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4104.8368888889" calcext:value-type="float">
            <text:p><text:s/>54,105 <text:s/></text:p>
          </table:table-cell>
          <table:table-cell table:style-name="ce46" office:value-type="float" office:value="7537.92888888889" calcext:value-type="float">
            <text:p><text:s/>7,538 <text:s/></text:p>
          </table:table-cell>
          <table:table-cell table:style-name="ce46" office:value-type="float" office:value="46566.908" calcext:value-type="float">
            <text:p><text:s/>46,56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1725.005222222" calcext:value-type="float">
            <text:p><text:s/>251,725 <text:s/></text:p>
          </table:table-cell>
          <table:table-cell table:style-name="ce42" office:value-type="float" office:value="167378.198222222" calcext:value-type="float">
            <text:p><text:s/>167,378 <text:s/></text:p>
          </table:table-cell>
          <table:table-cell table:style-name="ce42" office:value-type="float" office:value="84346.807" calcext:value-type="float">
            <text:p><text:s/>84,3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330.0272222222" calcext:value-type="float">
            <text:p><text:s/>16,330 <text:s/></text:p>
          </table:table-cell>
          <table:table-cell table:style-name="ce42" office:value-type="float" office:value="1234.69422222222" calcext:value-type="float">
            <text:p><text:s/>1,235 <text:s/></text:p>
          </table:table-cell>
          <table:table-cell table:style-name="ce42" office:value-type="float" office:value="15095.333" calcext:value-type="float">
            <text:p><text:s/>15,0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5394.978" calcext:value-type="float">
            <text:p><text:s/>235,395 <text:s/></text:p>
          </table:table-cell>
          <table:table-cell table:style-name="ce42" office:value-type="float" office:value="166143.504" calcext:value-type="float">
            <text:p><text:s/>166,144 <text:s/></text:p>
          </table:table-cell>
          <table:table-cell table:style-name="ce42" office:value-type="float" office:value="69251.474" calcext:value-type="float">
            <text:p><text:s/>69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82384.9507777778" calcext:value-type="float">
            <text:p>( 82,385 <text:s/>)</text:p>
          </table:table-cell>
          <table:table-cell table:style-name="ce45" office:value-type="float" office:value="75268.0977777778" calcext:value-type="float">
            <text:p>( 75,268 <text:s/>)</text:p>
          </table:table-cell>
          <table:table-cell table:style-name="ce45" office:value-type="float" office:value="7116.853" calcext:value-type="float">
            <text:p>( 7,1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4852.5713333333" calcext:value-type="float">
            <text:p>( 64,853 <text:s/>)</text:p>
          </table:table-cell>
          <table:table-cell table:style-name="ce47" office:value-type="float" office:value="32381.3333333333" calcext:value-type="float">
            <text:p>( 32,381 <text:s/>)</text:p>
          </table:table-cell>
          <table:table-cell table:style-name="ce47" office:value-type="float" office:value="32471.238" calcext:value-type="float">
            <text:p>( 32,471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62085.919747076" calcext:value-type="float">
            <text:p><text:s/>462,086 <text:s/></text:p>
          </table:table-cell>
          <table:table-cell table:style-name="ce42" office:value-type="float" office:value="18952.1395555556" calcext:value-type="float">
            <text:p><text:s/>18,952 <text:s/></text:p>
          </table:table-cell>
          <table:table-cell table:style-name="ce42" office:value-type="float" office:value="443133.78019152" calcext:value-type="float">
            <text:p><text:s/>443,1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08306.500635965" calcext:value-type="float">
            <text:p><text:s/>408,307 <text:s/></text:p>
          </table:table-cell>
          <table:table-cell table:style-name="ce42" office:value-type="float" office:value="14065.0284444444" calcext:value-type="float">
            <text:p><text:s/>14,065 <text:s/></text:p>
          </table:table-cell>
          <table:table-cell table:style-name="ce42" office:value-type="float" office:value="394241.47219152" calcext:value-type="float">
            <text:p><text:s/>394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3779.4191111111" calcext:value-type="float">
            <text:p><text:s/>53,779 <text:s/></text:p>
          </table:table-cell>
          <table:table-cell table:style-name="ce42" office:value-type="float" office:value="4887.11111111111" calcext:value-type="float">
            <text:p><text:s/>4,887 <text:s/></text:p>
          </table:table-cell>
          <table:table-cell table:style-name="ce42" office:value-type="float" office:value="48892.308" calcext:value-type="float">
            <text:p><text:s/>48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40624.7405555556" calcext:value-type="float">
            <text:p>( 40,625 <text:s/>)</text:p>
          </table:table-cell>
          <table:table-cell table:style-name="ce45" office:value-type="float" office:value="979.555555555556" calcext:value-type="float">
            <text:p>( 980 <text:s/>)</text:p>
          </table:table-cell>
          <table:table-cell table:style-name="ce45" office:value-type="float" office:value="39645.185" calcext:value-type="float">
            <text:p>( 39,64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42229.997444444" calcext:value-type="float">
            <text:p><text:s/>142,230 <text:s/></text:p>
          </table:table-cell>
          <table:table-cell table:style-name="ce42" office:value-type="float" office:value="15733.0844444444" calcext:value-type="float">
            <text:p><text:s/>15,733 <text:s/></text:p>
          </table:table-cell>
          <table:table-cell table:style-name="ce42" office:value-type="float" office:value="126496.913" calcext:value-type="float">
            <text:p><text:s/>126,4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305.96388888889" calcext:value-type="float">
            <text:p><text:s/>6,306 <text:s/></text:p>
          </table:table-cell>
          <table:table-cell table:style-name="ce46" office:value-type="float" office:value="4921.84088888889" calcext:value-type="float">
            <text:p><text:s/>4,922 <text:s/></text:p>
          </table:table-cell>
          <table:table-cell table:style-name="ce46" office:value-type="float" office:value="1384.123" calcext:value-type="float">
            <text:p><text:s/>1,38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1723.604555556" calcext:value-type="float">
            <text:p><text:s/>201,724 <text:s/></text:p>
          </table:table-cell>
          <table:table-cell table:style-name="ce42" office:value-type="float" office:value="78412.3475555556" calcext:value-type="float">
            <text:p><text:s/>78,412 <text:s/></text:p>
          </table:table-cell>
          <table:table-cell table:style-name="ce42" office:value-type="float" office:value="123311.257" calcext:value-type="float">
            <text:p><text:s/>123,3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60581.8157777778" calcext:value-type="float">
            <text:p><text:s/>60,582 <text:s/></text:p>
          </table:table-cell>
          <table:table-cell table:style-name="ce42" office:value-type="float" office:value="10513.2097777778" calcext:value-type="float">
            <text:p><text:s/>10,513 <text:s/></text:p>
          </table:table-cell>
          <table:table-cell table:style-name="ce42" office:value-type="float" office:value="50068.606" calcext:value-type="float">
            <text:p><text:s/>50,0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3371.4348888889" calcext:value-type="float">
            <text:p><text:s/>33,371 <text:s/></text:p>
          </table:table-cell>
          <table:table-cell table:style-name="ce42" office:value-type="float" office:value="16996.2168888889" calcext:value-type="float">
            <text:p><text:s/>16,996 <text:s/></text:p>
          </table:table-cell>
          <table:table-cell table:style-name="ce42" office:value-type="float" office:value="16375.218" calcext:value-type="float">
            <text:p><text:s/>16,3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6490.1806666667" calcext:value-type="float">
            <text:p><text:s/>66,490 <text:s/></text:p>
          </table:table-cell>
          <table:table-cell table:style-name="ce42" office:value-type="float" office:value="4242.66666666667" calcext:value-type="float">
            <text:p><text:s/>4,243 <text:s/></text:p>
          </table:table-cell>
          <table:table-cell table:style-name="ce42" office:value-type="float" office:value="62247.514" calcext:value-type="float">
            <text:p><text:s/>62,2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850.835511249" calcext:value-type="float">
            <text:p><text:s/>285,851 <text:s/></text:p>
          </table:table-cell>
          <table:table-cell table:style-name="ce42" office:value-type="float" office:value="1348.1244" calcext:value-type="float">
            <text:p><text:s/>1,3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8.1244" calcext:value-type="float">
            <text:p><text:s/>1,348 <text:s/></text:p>
          </table:table-cell>
          <table:table-cell table:style-name="ce42" office:value-type="float" office:value="284502.711111249" calcext:value-type="float">
            <text:p><text:s/>284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55837.9704444444" calcext:value-type="float">
            <text:p><text:s/>55,838 <text:s/></text:p>
          </table:table-cell>
          <table:table-cell table:style-name="ce43" office:value-type="float" office:value="2176.34044444444" calcext:value-type="float">
            <text:p><text:s/>2,176 <text:s/></text:p>
          </table:table-cell>
          <table:table-cell table:style-name="ce43" office:value-type="float" office:value="53661.63" calcext:value-type="float">
            <text:p><text:s/>53,66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1084.392" calcext:value-type="float">
            <text:p><text:s/>1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4.392" calcext:value-type="float">
            <text:p><text:s/>1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84.392" calcext:value-type="float">
            <text:p><text:s/>1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4.392" calcext:value-type="float">
            <text:p><text:s/>1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4415.865888889" calcext:value-type="float">
            <text:p><text:s/>414,416 <text:s/></text:p>
          </table:table-cell>
          <table:table-cell table:style-name="ce42" office:value-type="float" office:value="297113.656888889" calcext:value-type="float">
            <text:p><text:s/>297,114 <text:s/></text:p>
          </table:table-cell>
          <table:table-cell table:style-name="ce42" office:value-type="float" office:value="117302.209" calcext:value-type="float">
            <text:p><text:s/>117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55674.954" calcext:value-type="float">
            <text:p><text:s/>355,675 <text:s/></text:p>
          </table:table-cell>
          <table:table-cell table:style-name="ce42" office:value-type="float" office:value="250555.536" calcext:value-type="float">
            <text:p><text:s/>250,556 <text:s/></text:p>
          </table:table-cell>
          <table:table-cell table:style-name="ce42" office:value-type="float" office:value="105119.418" calcext:value-type="float">
            <text:p><text:s/>105,1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06.331222222222" calcext:value-type="float">
            <text:p><text:s/>306 <text:s/></text:p>
          </table:table-cell>
          <table:table-cell table:style-name="ce42" office:value-type="float" office:value="290.646222222222" calcext:value-type="float">
            <text:p><text:s/>291 <text:s/></text:p>
          </table:table-cell>
          <table:table-cell table:style-name="ce42" office:value-type="float" office:value="15.685" calcext:value-type="float">
            <text:p><text:s/>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5528.96" calcext:value-type="float">
            <text:p><text:s/>35,529 <text:s/></text:p>
          </table:table-cell>
          <table:table-cell table:style-name="ce42" office:value-type="float" office:value="25600.536" calcext:value-type="float">
            <text:p><text:s/>25,601 <text:s/></text:p>
          </table:table-cell>
          <table:table-cell table:style-name="ce42" office:value-type="float" office:value="9928.424" calcext:value-type="float">
            <text:p><text:s/>9,9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501.6046666667" calcext:value-type="float">
            <text:p><text:s/>16,502 <text:s/></text:p>
          </table:table-cell>
          <table:table-cell table:style-name="ce42" office:value-type="float" office:value="14283.9226666667" calcext:value-type="float">
            <text:p><text:s/>14,284 <text:s/></text:p>
          </table:table-cell>
          <table:table-cell table:style-name="ce42" office:value-type="float" office:value="2217.682" calcext:value-type="float">
            <text:p><text:s/>2,2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404.016" calcext:value-type="float">
            <text:p><text:s/>6,404 <text:s/></text:p>
          </table:table-cell>
          <table:table-cell table:style-name="ce43" office:value-type="float" office:value="6383.016" calcext:value-type="float">
            <text:p><text:s/>6,383 <text:s/></text:p>
          </table:table-cell>
          <table:table-cell table:style-name="ce43" office:value-type="float" office:value="21" calcext:value-type="float">
            <text:p><text:s/>2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28623.674555556" calcext:value-type="float">
            <text:p><text:s/>728,624 <text:s/></text:p>
          </table:table-cell>
          <table:table-cell table:style-name="ce44" office:value-type="float" office:value="670902.667555556" calcext:value-type="float">
            <text:p><text:s/>670,903 <text:s/></text:p>
          </table:table-cell>
          <table:table-cell table:style-name="ce44" office:value-type="float" office:value="57721.007" calcext:value-type="float">
            <text:p><text:s/>57,72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8388961.54239" calcext:value-type="float">
            <text:p><text:s/>68,388,962 <text:s/></text:p>
          </table:table-cell>
          <table:table-cell table:style-name="ce42" office:value-type="float" office:value="18566" calcext:value-type="float">
            <text:p><text:s/>18,566 <text:s/></text:p>
          </table:table-cell>
          <table:table-cell table:style-name="ce42" office:value-type="float" office:value="68370395.54239" calcext:value-type="float">
            <text:p><text:s/>68,370,396 <text:s/></text:p>
          </table:table-cell>
          <table:table-cell table:style-name="ce42" office:value-type="float" office:value="3471237.764673" calcext:value-type="float">
            <text:p><text:s/>3,471,238 <text:s/></text:p>
          </table:table-cell>
          <table:table-cell table:style-name="ce42" office:value-type="float" office:value="225564.700133" calcext:value-type="float">
            <text:p><text:s/>225,565 <text:s/></text:p>
          </table:table-cell>
          <table:table-cell table:style-name="ce42" office:value-type="float" office:value="205349.067774" calcext:value-type="float">
            <text:p><text:s/>205,3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15.632359" calcext:value-type="float">
            <text:p><text:s/>20,216 <text:s/></text:p>
          </table:table-cell>
          <table:table-cell table:style-name="ce42" office:value-type="float" office:value="3245673.06454" calcext:value-type="float">
            <text:p><text:s/>3,245,6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7740070.135" calcext:value-type="float">
            <text:p><text:s/>67,740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740070.135" calcext:value-type="float">
            <text:p><text:s/>67,740,0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49.268701" calcext:value-type="float">
            <text:p><text:s/>25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49.268701" calcext:value-type="float">
            <text:p><text:s/>25,0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48891.40739" calcext:value-type="float">
            <text:p><text:s/>648,891 <text:s/></text:p>
          </table:table-cell>
          <table:table-cell table:style-name="ce42" office:value-type="float" office:value="18566" calcext:value-type="float">
            <text:p><text:s/>18,566 <text:s/></text:p>
          </table:table-cell>
          <table:table-cell table:style-name="ce42" office:value-type="float" office:value="630325.40739" calcext:value-type="float">
            <text:p><text:s/>630,325 <text:s/></text:p>
          </table:table-cell>
          <table:table-cell table:style-name="ce42" office:value-type="float" office:value="3446188.495972" calcext:value-type="float">
            <text:p><text:s/>3,446,188 <text:s/></text:p>
          </table:table-cell>
          <table:table-cell table:style-name="ce42" office:value-type="float" office:value="225564.700133" calcext:value-type="float">
            <text:p><text:s/>225,565 <text:s/></text:p>
          </table:table-cell>
          <table:table-cell table:style-name="ce42" office:value-type="float" office:value="205349.067774" calcext:value-type="float">
            <text:p><text:s/>205,3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15.632359" calcext:value-type="float">
            <text:p><text:s/>20,216 <text:s/></text:p>
          </table:table-cell>
          <table:table-cell table:style-name="ce42" office:value-type="float" office:value="3220623.795839" calcext:value-type="float">
            <text:p><text:s/>3,220,6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567.912963" calcext:value-type="float">
            <text:p><text:s/>61,5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567.912963" calcext:value-type="float">
            <text:p><text:s/>61,5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1567.912963" calcext:value-type="float">
            <text:p><text:s/>61,5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1567.912963" calcext:value-type="float">
            <text:p><text:s/>61,5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18187.240006667" calcext:value-type="float">
            <text:p><text:s/>518,18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0682.5292177778" calcext:value-type="float">
            <text:p><text:s/>30,683 <text:s/></text:p>
          </table:table-cell>
          <table:table-cell table:style-name="ce41" office:value-type="float" office:value="156711.838384444" calcext:value-type="float">
            <text:p><text:s/>156,712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056908.0177778" calcext:value-type="float">
            <text:p><text:s/>12,056,9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056908.0177778" calcext:value-type="float">
            <text:p><text:s/>12,056,908 <text:s/></text:p>
          </table:table-cell>
          <table:table-cell table:style-name="ce43" office:value-type="float" office:value="518187.240006667" calcext:value-type="float">
            <text:p><text:s/>518,18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0682.5292177778" calcext:value-type="float">
            <text:p><text:s/>30,683 <text:s/></text:p>
          </table:table-cell>
          <table:table-cell table:style-name="ce43" office:value-type="float" office:value="156711.838384444" calcext:value-type="float">
            <text:p><text:s/>156,712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5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01" calcext:value-type="float">
            <text:p><text:s/>-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3202.63044444438" calcext:value-type="float">
            <text:p><text:s/>-3,2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056908.0177778" calcext:value-type="float">
            <text:p><text:s/>12,056,908 <text:s/></text:p>
          </table:table-cell>
          <table:table-cell table:style-name="ce42" office:value-type="float" office:value="822731.108895556" calcext:value-type="float">
            <text:p><text:s/>822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82.5292177778" calcext:value-type="float">
            <text:p><text:s/>30,683 <text:s/></text:p>
          </table:table-cell>
          <table:table-cell table:style-name="ce42" office:value-type="float" office:value="156711.838384444" calcext:value-type="float">
            <text:p><text:s/>156,71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056908.0177778" calcext:value-type="float">
            <text:p><text:s/>12,056,908 <text:s/></text:p>
          </table:table-cell>
          <table:table-cell table:style-name="ce42" office:value-type="float" office:value="822731.108895556" calcext:value-type="float">
            <text:p><text:s/>822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57.04827333333" calcext:value-type="float">
            <text:p><text:s/>2,157 <text:s/></text:p>
          </table:table-cell>
          <table:table-cell table:style-name="ce42" office:value-type="float" office:value="155934.178893333" calcext:value-type="float">
            <text:p><text:s/>155,934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25.4809444444" calcext:value-type="float">
            <text:p><text:s/>28,525 <text:s/></text:p>
          </table:table-cell>
          <table:table-cell table:style-name="ce42" office:value-type="float" office:value="777.659491111111" calcext:value-type="float">
            <text:p><text:s/>778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543.868888889" calcext:value-type="float">
            <text:p><text:s/>304,5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12566.7192711" calcext:value-type="float">
            <text:p><text:s/>24,112,5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543.868888889" calcext:value-type="float">
            <text:p><text:s/>304,5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12566.7192711" calcext:value-type="float">
            <text:p><text:s/>24,112,5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8776.04674222" calcext:value-type="float">
            <text:p><text:s/>1,758,7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.1231222222222" calcext:value-type="float">
            <text:p><text:s/>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8.40121777778" calcext:value-type="float">
            <text:p><text:s/>1,8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828.765111111" calcext:value-type="float">
            <text:p><text:s/>318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9088.551304444" calcext:value-type="float">
            <text:p><text:s/>879,0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1908.862222222" calcext:value-type="float">
            <text:p><text:s/>341,9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6218.466744444" calcext:value-type="float">
            <text:p><text:s/>176,2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0806.87702" calcext:value-type="float">
            <text:p><text:s/>40,8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92866.740955556" calcext:value-type="float">
            <text:p><text:s/>692,8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664126.5620178" calcext:value-type="float">
            <text:p><text:s/>21,664,1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664126.5620178" calcext:value-type="float">
            <text:p><text:s/>21,664,1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29426.2784667" calcext:value-type="float">
            <text:p><text:s/>12,729,4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905.5133288889" calcext:value-type="float">
            <text:p><text:s/>42,9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3907.320324444" calcext:value-type="float">
            <text:p><text:s/>363,9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589.1813" calcext:value-type="float">
            <text:p><text:s/>531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975.2516711111" calcext:value-type="float">
            <text:p><text:s/>21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68.2184222222" calcext:value-type="float">
            <text:p><text:s/>39,7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503.369017778" calcext:value-type="float">
            <text:p><text:s/>325,5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546.6772711111" calcext:value-type="float">
            <text:p><text:s/>53,5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3449.26672444" calcext:value-type="float">
            <text:p><text:s/>2,743,4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3497.47480889" calcext:value-type="float">
            <text:p><text:s/>1,893,4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520.0580666667" calcext:value-type="float">
            <text:p>( 21,52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15147.87226" calcext:value-type="float">
            <text:p>( 1,715,14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1065.002644445" calcext:value-type="float">
            <text:p><text:s/>551,0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537.8735" calcext:value-type="float">
            <text:p><text:s/>216,5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2348.9157711111" calcext:value-type="float">
            <text:p><text:s/>82,3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8227.93706" calcext:value-type="float">
            <text:p><text:s/>298,2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517.144895556" calcext:value-type="float">
            <text:p><text:s/>113,5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82406.399735556" calcext:value-type="float">
            <text:p><text:s/>482,4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9291.075962222" calcext:value-type="float">
            <text:p><text:s/>549,2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082.904522222" calcext:value-type="float">
            <text:p><text:s/>199,0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208.17144" calcext:value-type="float">
            <text:p><text:s/>350,2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3562.1571355556" calcext:value-type="float">
            <text:p>( 33,56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38916.0883" calcext:value-type="float">
            <text:p>( 238,91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6099.14008889" calcext:value-type="float">
            <text:p><text:s/>1,546,0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6376.34309556" calcext:value-type="float">
            <text:p><text:s/>1,436,3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722.796993333" calcext:value-type="float">
            <text:p><text:s/>109,7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8058.0499822222" calcext:value-type="float">
            <text:p>( 58,05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5386.297953333" calcext:value-type="float">
            <text:p><text:s/>645,3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01484.06628" calcext:value-type="float">
            <text:p><text:s/>201,4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23146.50924667" calcext:value-type="float">
            <text:p><text:s/>4,023,1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63924.10200444" calcext:value-type="float">
            <text:p><text:s/>2,763,9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958.086502222" calcext:value-type="float">
            <text:p><text:s/>227,9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9984.681577778" calcext:value-type="float">
            <text:p><text:s/>139,9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112.9894222222" calcext:value-type="float">
            <text:p><text:s/>88,1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7554.54146" calcext:value-type="float">
            <text:p><text:s/>237,5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12.6102222222" calcext:value-type="float">
            <text:p><text:s/>53,6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554.721033333" calcext:value-type="float">
            <text:p><text:s/>125,5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209.820215556" calcext:value-type="float">
            <text:p><text:s/>122,2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44.90081777778" calcext:value-type="float">
            <text:p><text:s/>3,3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894.390242222" calcext:value-type="float">
            <text:p><text:s/>262,8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405.899184444" calcext:value-type="float">
            <text:p><text:s/>175,4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7488.4910577778" calcext:value-type="float">
            <text:p><text:s/>87,4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82495.16601422" calcext:value-type="float">
            <text:p><text:s/>4,382,4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391.287217778" calcext:value-type="float">
            <text:p><text:s/>508,3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2688.88084" calcext:value-type="float">
            <text:p><text:s/>272,6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601.041604444" calcext:value-type="float">
            <text:p><text:s/>128,6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525.6418066667" calcext:value-type="float">
            <text:p><text:s/>73,5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853.676971111" calcext:value-type="float">
            <text:p><text:s/>137,8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159.134833333" calcext:value-type="float">
            <text:p><text:s/>102,1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387.4587" calcext:value-type="float">
            <text:p><text:s/>117,3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1644.205097778" calcext:value-type="float">
            <text:p><text:s/>791,6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2439.498998667" calcext:value-type="float">
            <text:p><text:s/>522,4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27804.33994444" calcext:value-type="float">
            <text:p><text:s/>1,727,8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163756.00626133" calcext:value-type="float">
            <text:p><text:s/>4,163,7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1639360" calcext:value-type="float">
            <text:p><text:s/>41,639,360 <text:s/></text:p>
          </table:table-cell>
          <table:table-cell table:style-name="ce42" office:value-type="float" office:value="8609976.721" calcext:value-type="float">
            <text:p><text:s/>8,609,9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096.236" calcext:value-type="float">
            <text:p><text:s/>321,096 <text:s/></text:p>
          </table:table-cell>
          <table:table-cell table:style-name="ce42" office:value-type="float" office:value="1640007.611" calcext:value-type="float">
            <text:p><text:s/>1,640,0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1639360" calcext:value-type="float">
            <text:p><text:s/>41,639,360 <text:s/></text:p>
          </table:table-cell>
          <table:table-cell table:style-name="ce42" office:value-type="float" office:value="8609976.721" calcext:value-type="float">
            <text:p><text:s/>8,609,9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73.761" calcext:value-type="float">
            <text:p><text:s/>22,574 <text:s/></text:p>
          </table:table-cell>
          <table:table-cell table:style-name="ce42" office:value-type="float" office:value="1631869.314" calcext:value-type="float">
            <text:p><text:s/>1,631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522.475" calcext:value-type="float">
            <text:p><text:s/>298,522 <text:s/></text:p>
          </table:table-cell>
          <table:table-cell table:style-name="ce42" office:value-type="float" office:value="8138.297" calcext:value-type="float">
            <text:p><text:s/>8,1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2818" calcext:value-type="float">
            <text:p><text:s/>112,81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976177.19149339" calcext:value-type="float">
            <text:p><text:s/>2,976,177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093458.493899" calcext:value-type="float">
            <text:p><text:s/>141,093,458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12894.5754647" calcext:value-type="float">
            <text:p><text:s/>19,512,89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9957.73333333" calcext:value-type="float">
            <text:p><text:s/>1,359,958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4643.55555556" calcext:value-type="float">
            <text:p><text:s/>2,444,64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01467.80911706" calcext:value-type="float">
            <text:p><text:s/>-1,101,468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2818" calcext:value-type="float">
            <text:p><text:s/>112,81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1853607.630156" calcext:value-type="float">
            <text:p><text:s/>121,853,608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83631.611724" calcext:value-type="float">
            <text:p><text:s/>24,883,63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7" calcext:value-type="float">
            <text:p><text:s/>0 <text:s/></text:p>
          </table:table-cell>
          <table:table-cell table:style-name="ce43" office:value-type="float" office:value="225245.340078351" calcext:value-type="float">
            <text:p><text:s/>225,245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675716.259466" calcext:value-type="float">
            <text:p><text:s/>121,675,71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59548.94451333" calcext:value-type="float">
            <text:p><text:s/>6,659,54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33847.59444444" calcext:value-type="float">
            <text:p><text:s/>5,133,848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667983.4039407" calcext:value-type="float">
            <text:p><text:s/>49,667,98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66101.3852855" calcext:value-type="float">
            <text:p><text:s/>48,366,101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03.1404355556" calcext:value-type="float">
            <text:p><text:s/>29,303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3534.565" calcext:value-type="float">
            <text:p><text:s/>713,535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105397.2258465" calcext:value-type="float">
            <text:p><text:s/>11,105,397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2007.77733333" calcext:value-type="float">
            <text:p><text:s/>1,912,008 <text:s/></text:p>
          </table:table-cell>
          <table:table-cell table:style-name="ce42" office:value-type="float" office:value="110319854.872669" calcext:value-type="float">
            <text:p><text:s/>110,319,855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2007.77733333" calcext:value-type="float">
            <text:p><text:s/>1,912,008 <text:s/></text:p>
          </table:table-cell>
          <table:table-cell table:style-name="ce42" office:value-type="float" office:value="86270641.3710853" calcext:value-type="float">
            <text:p><text:s/>86,270,641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049213.501584" calcext:value-type="float">
            <text:p><text:s/>24,049,21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0719.159266667" calcext:value-type="float">
            <text:p><text:s/>480,719 <text:s/></text:p>
          </table:table-cell>
          <table:table-cell table:style-name="ce42" office:value-type="float" office:value="6557834.98280811" calcext:value-type="float">
            <text:p><text:s/>6,557,835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1.85645555556" calcext:value-type="float">
            <text:p><text:s/>2,632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6150.505" calcext:value-type="float">
            <text:p><text:s/>636,151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3454.960333333" calcext:value-type="float">
            <text:p><text:s/>623,455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2.26788444444" calcext:value-type="float">
            <text:p><text:s/>1,88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0719.159266667" calcext:value-type="float">
            <text:p><text:s/>480,719 <text:s/></text:p>
          </table:table-cell>
          <table:table-cell table:style-name="ce42" office:value-type="float" office:value="3842406.99146965" calcext:value-type="float">
            <text:p><text:s/>3,842,407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073.200193333" calcext:value-type="float">
            <text:p><text:s/>891,073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908.862222222" calcext:value-type="float">
            <text:p><text:s/>341,909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218.466744444" calcext:value-type="float">
            <text:p><text:s/>176,218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107.8725051233" calcext:value-type="float">
            <text:p><text:s/>42,108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12912.992066667" calcext:value-type="float">
            <text:p><text:s/>812,91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2818" calcext:value-type="float">
            <text:p><text:s/>112,818 <text:s/></text:p>
          </table:table-cell>
          <table:table-cell table:style-name="ce44" office:value-type="float" office:value="1431288.61806667" calcext:value-type="float">
            <text:p><text:s/>1,431,289 <text:s/></text:p>
          </table:table-cell>
          <table:table-cell table:style-name="ce44" office:value-type="float" office:value="78018121.316682" calcext:value-type="float">
            <text:p><text:s/>78,018,121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2818" calcext:value-type="float">
            <text:p><text:s/>112,818 <text:s/></text:p>
          </table:table-cell>
          <table:table-cell table:style-name="ce44" office:value-type="float" office:value="1431288.61806667" calcext:value-type="float">
            <text:p><text:s/>1,431,289 <text:s/></text:p>
          </table:table-cell>
          <table:table-cell table:style-name="ce44" office:value-type="float" office:value="53088303.8245732" calcext:value-type="float">
            <text:p><text:s/>53,088,30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1288.61806667" calcext:value-type="float">
            <text:p><text:s/>1,431,289 <text:s/></text:p>
          </table:table-cell>
          <table:table-cell table:style-name="ce42" office:value-type="float" office:value="27254229.5415759" calcext:value-type="float">
            <text:p><text:s/>27,254,230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88.5647755556" calcext:value-type="float">
            <text:p><text:s/>82,68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59.3020740741" calcext:value-type="float">
            <text:p><text:s/>18,959 <text:s/></text:p>
          </table:table-cell>
          <table:table-cell table:style-name="ce42" office:value-type="float" office:value="747671.146877906" calcext:value-type="float">
            <text:p><text:s/>747,671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352.1231111111" calcext:value-type="float">
            <text:p><text:s/>44,352 <text:s/></text:p>
          </table:table-cell>
          <table:table-cell table:style-name="ce42" office:value-type="float" office:value="1505520.55757667" calcext:value-type="float">
            <text:p><text:s/>1,505,52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413.7420433333" calcext:value-type="float">
            <text:p><text:s/>46,41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18.1902766667" calcext:value-type="float">
            <text:p><text:s/>48,918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43.595037037" calcext:value-type="float">
            <text:p><text:s/>16,444 <text:s/></text:p>
          </table:table-cell>
          <table:table-cell table:style-name="ce42" office:value-type="float" office:value="1220532.70399751" calcext:value-type="float">
            <text:p><text:s/>1,220,533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91.1190788889" calcext:value-type="float">
            <text:p><text:s/>61,891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6836.70783333" calcext:value-type="float">
            <text:p><text:s/>1,296,837 <text:s/></text:p>
          </table:table-cell>
          <table:table-cell table:style-name="ce42" office:value-type="float" office:value="7723757.69173236" calcext:value-type="float">
            <text:p><text:s/>7,723,758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6836.70783333" calcext:value-type="float">
            <text:p><text:s/>1,296,837 <text:s/></text:p>
          </table:table-cell>
          <table:table-cell table:style-name="ce42" office:value-type="float" office:value="5787330.93822815" calcext:value-type="float">
            <text:p><text:s/>5,787,331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593.97922" calcext:value-type="float">
            <text:p>( 16,594 <text:s/>)</text:p>
          </table:table-cell>
          <table:table-cell table:style-name="ce45" office:value-type="float" office:value="920478.658831122" calcext:value-type="float">
            <text:p>( 920,479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80242.72861333" calcext:value-type="float">
            <text:p>( 1,280,243 <text:s/>)</text:p>
          </table:table-cell>
          <table:table-cell table:style-name="ce45" office:value-type="float" office:value="4709587.89047036" calcext:value-type="float">
            <text:p>( 4,709,588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34.844444444444" calcext:value-type="float">
            <text:p>( 435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0003.48257923" calcext:value-type="float">
            <text:p><text:s/>1,230,00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444.814467209" calcext:value-type="float">
            <text:p><text:s/>489,445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6978.456457778" calcext:value-type="float">
            <text:p><text:s/>216,978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4025.451166667" calcext:value-type="float">
            <text:p><text:s/>454,025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055.297347778" calcext:value-type="float">
            <text:p><text:s/>217,055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17953.843481111" calcext:value-type="float">
            <text:p><text:s/>617,95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99779.78030444" calcext:value-type="float">
            <text:p><text:s/>2,999,780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4272.17796667" calcext:value-type="float">
            <text:p><text:s/>1,784,27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5507.60233778" calcext:value-type="float">
            <text:p><text:s/>1,215,508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548.79834" calcext:value-type="float">
            <text:p>( 121,549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06935.451133333" calcext:value-type="float">
            <text:p>( 306,935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18.87734444445" calcext:value-type="float">
            <text:p><text:s/>9,219 <text:s/></text:p>
          </table:table-cell>
          <table:table-cell table:style-name="ce42" office:value-type="float" office:value="4525711.56791989" calcext:value-type="float">
            <text:p><text:s/>4,525,712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1.32640666667" calcext:value-type="float">
            <text:p><text:s/>5,531 <text:s/></text:p>
          </table:table-cell>
          <table:table-cell table:style-name="ce42" office:value-type="float" office:value="4298111.72397101" calcext:value-type="float">
            <text:p><text:s/>4,298,11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7.55093777778" calcext:value-type="float">
            <text:p><text:s/>3,688 <text:s/></text:p>
          </table:table-cell>
          <table:table-cell table:style-name="ce42" office:value-type="float" office:value="227599.843948889" calcext:value-type="float">
            <text:p><text:s/>227,60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87.55093777778" calcext:value-type="float">
            <text:p>( 3,688 <text:s/>)</text:p>
          </table:table-cell>
          <table:table-cell table:style-name="ce45" office:value-type="float" office:value="109575.439125556" calcext:value-type="float">
            <text:p>( 109,575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6602.8973" calcext:value-type="float">
            <text:p><text:s/>856,603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16985.317045556" calcext:value-type="float">
            <text:p><text:s/>216,985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78.0126666667" calcext:value-type="float">
            <text:p><text:s/>45,478 <text:s/></text:p>
          </table:table-cell>
          <table:table-cell table:style-name="ce42" office:value-type="float" office:value="4502192.72665917" calcext:value-type="float">
            <text:p><text:s/>4,502,193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478.0126666667" calcext:value-type="float">
            <text:p><text:s/>45,478 <text:s/></text:p>
          </table:table-cell>
          <table:table-cell table:style-name="ce42" office:value-type="float" office:value="2869983.93044889" calcext:value-type="float">
            <text:p><text:s/>2,869,984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396.398621111" calcext:value-type="float">
            <text:p><text:s/>296,39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984.681577778" calcext:value-type="float">
            <text:p><text:s/>139,985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497.383075556" calcext:value-type="float">
            <text:p><text:s/>249,497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267.603637944" calcext:value-type="float">
            <text:p><text:s/>524,268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013.221942222" calcext:value-type="float">
            <text:p><text:s/>126,013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0369.6551377778" calcext:value-type="float">
            <text:p><text:s/>90,370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09584.0748822" calcext:value-type="float">
            <text:p><text:s/>13,009,58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56.4444444444" calcext:value-type="float">
            <text:p><text:s/>87,956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99995.1760711" calcext:value-type="float">
            <text:p><text:s/>12,599,99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281.820215556" calcext:value-type="float">
            <text:p><text:s/>152,282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4.90081777778" calcext:value-type="float">
            <text:p><text:s/>3,345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005.733333333" calcext:value-type="float">
            <text:p><text:s/>166,006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6115.357978889" calcext:value-type="float">
            <text:p><text:s/>726,115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428.200254444" calcext:value-type="float">
            <text:p><text:s/>276,42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9687.157724445" calcext:value-type="float">
            <text:p><text:s/>449,68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84.54" calcext:value-type="float">
            <text:p><text:s/>3,3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58305.85241307" calcext:value-type="float">
            <text:p><text:s/>5,858,30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391.287217778" calcext:value-type="float">
            <text:p><text:s/>508,391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1322.38681329" calcext:value-type="float">
            <text:p><text:s/>1,111,322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008.108271111" calcext:value-type="float">
            <text:p><text:s/>137,00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821.1084733333" calcext:value-type="float">
            <text:p><text:s/>86,821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373.410304444" calcext:value-type="float">
            <text:p><text:s/>148,373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045.932722222" calcext:value-type="float">
            <text:p><text:s/>108,046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87.4587" calcext:value-type="float">
            <text:p><text:s/>117,387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7173.165097778" calcext:value-type="float">
            <text:p><text:s/>827,173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84.54" calcext:value-type="float">
            <text:p><text:s/>3,3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0853.854776445" calcext:value-type="float">
            <text:p><text:s/>930,85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82929.14003667" calcext:value-type="float">
            <text:p><text:s/>1,882,929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9433.46" calcext:value-type="float">
            <text:p><text:s/>109,4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240068.9977231" calcext:value-type="float">
            <text:p><text:s/>6,240,06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29817.4921089" calcext:value-type="float">
            <text:p><text:s/>24,929,81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29817.4921089" calcext:value-type="float">
            <text:p><text:s/>24,929,81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07150.2702833" calcext:value-type="float">
            <text:p>( 20,807,150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340824.407949" calcext:value-type="float">
            <text:p><text:s/>252,340,82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809765.636" calcext:value-type="float">
            <text:p><text:s/>211,809,766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660.772" calcext:value-type="float">
            <text:p><text:s/>306,661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9670.999999" calcext:value-type="float">
            <text:p><text:s/>2,189,671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34726.99995" calcext:value-type="float">
            <text:p><text:s/>38,034,727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22373.999963" calcext:value-type="float">
            <text:p><text:s/>22,822,374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822373.999963" calcext:value-type="float">
            <text:p><text:s/>22,822,374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